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T10_27" style:family="text"/>
    <style:style style:name="T10_28" style:family="text">
      <style:text-properties fo:color="#1155cc" style:text-underline-style="solid" style:text-underline-color="font-color"/>
    </style:style>
    <style:style style:name="T10_29" style:family="text"/>
    <style:style style:name="T10_30" style:family="text">
      <style:text-properties fo:color="#1155cc" style:text-underline-style="solid" style:text-underline-color="font-color"/>
    </style:style>
    <style:style style:name="T10_31" style:family="text"/>
    <style:style style:name="T10_32" style:family="text">
      <style:text-properties fo:color="#1155cc" style:text-underline-style="solid" style:text-underline-color="font-color"/>
    </style:style>
    <style:style style:name="T10_33" style:family="text"/>
    <style:style style:name="T10_34" style:family="text">
      <style:text-properties fo:color="#1155cc" style:text-underline-style="solid" style:text-underline-color="font-color"/>
    </style:style>
    <style:style style:name="T10_35" style:family="text"/>
    <style:style style:name="T10_36" style:family="text">
      <style:text-properties fo:color="#1155cc" style:text-underline-style="solid" style:text-underline-color="font-color"/>
    </style:style>
    <style:style style:name="T10_37" style:family="text"/>
    <style:style style:name="T10_38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weight="bold" style:font-weight-asian="bold" style:font-weight-complex="bold"/>
    </style:style>
    <style:style style:name="T13_6" style:family="text">
      <style:text-properties fo:font-weight="bold" style:font-weight-asian="bold" style:font-weight-complex="bold"/>
    </style:style>
    <style:style style:name="T13_7" style:family="text">
      <style:text-properties fo:font-weight="bold" style:font-weight-asian="bold" style:font-weight-complex="bold"/>
    </style:style>
    <style:style style:name="T13_8" style:family="text">
      <style:text-properties fo:font-weight="bold" style:font-weight-asian="bold" style:font-weight-complex="bold"/>
    </style:style>
    <style:style style:name="T13_9" style:family="text">
      <style:text-properties fo:font-weight="bold" style:font-weight-asian="bold" style:font-weight-complex="bold"/>
    </style:style>
    <style:style style:name="T13_10" style:family="text">
      <style:text-properties fo:font-weight="bold" style:font-weight-asian="bold" style:font-weight-complex="bold"/>
    </style:style>
    <style:style style:name="T13_11" style:family="text">
      <style:text-properties fo:font-weight="bold" style:font-weight-asian="bold" style:font-weight-complex="bold"/>
    </style:style>
    <style:style style:name="T13_12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T33_177" style:family="text"/>
    <style:style style:name="T33_178" style:family="text"/>
    <style:style style:name="T33_179" style:family="text"/>
    <style:style style:name="T33_180" style:family="text"/>
    <style:style style:name="T33_181" style:family="text"/>
    <style:style style:name="T33_182" style:family="text"/>
    <style:style style:name="T33_183" style:family="text"/>
    <style:style style:name="T33_184" style:family="text"/>
    <style:style style:name="T33_185" style:family="text"/>
    <style:style style:name="T33_186" style:family="text"/>
    <style:style style:name="T33_187" style:family="text"/>
    <style:style style:name="T33_188" style:family="text"/>
    <style:style style:name="T33_189" style:family="text"/>
    <style:style style:name="T33_190" style:family="text"/>
    <style:style style:name="T33_191" style:family="text"/>
    <style:style style:name="T33_192" style:family="text"/>
    <style:style style:name="T33_193" style:family="text"/>
    <style:style style:name="T33_194" style:family="text"/>
    <style:style style:name="T33_195" style:family="text"/>
    <style:style style:name="T33_196" style:family="text"/>
    <style:style style:name="T33_197" style:family="text"/>
    <style:style style:name="T33_198" style:family="text"/>
    <style:style style:name="T33_199" style:family="text"/>
    <style:style style:name="T33_200" style:family="text"/>
    <style:style style:name="T33_201" style:family="text"/>
    <style:style style:name="T33_202" style:family="text"/>
    <style:style style:name="T33_203" style:family="text"/>
    <style:style style:name="T33_204" style:family="text"/>
    <style:style style:name="T33_205" style:family="text"/>
    <style:style style:name="T33_206" style:family="text"/>
    <style:style style:name="T33_207" style:family="text"/>
    <style:style style:name="T33_208" style:family="text"/>
    <style:style style:name="T33_209" style:family="text"/>
    <style:style style:name="T33_210" style:family="text"/>
    <style:style style:name="T33_211" style:family="text"/>
    <style:style style:name="T33_212" style:family="text"/>
    <style:style style:name="T33_213" style:family="text"/>
    <style:style style:name="T33_214" style:family="text"/>
    <style:style style:name="T33_215" style:family="text"/>
    <style:style style:name="T33_216" style:family="text"/>
    <style:style style:name="T33_217" style:family="text"/>
    <style:style style:name="T33_218" style:family="text"/>
    <style:style style:name="T33_219" style:family="text"/>
    <style:style style:name="T33_220" style:family="text"/>
    <style:style style:name="T33_221" style:family="text"/>
    <style:style style:name="T33_222" style:family="text"/>
    <style:style style:name="T33_223" style:family="text"/>
    <style:style style:name="T33_224" style:family="text"/>
    <style:style style:name="T33_225" style:family="text"/>
    <style:style style:name="T33_226" style:family="text"/>
    <style:style style:name="T33_227" style:family="text"/>
    <style:style style:name="T33_228" style:family="text"/>
    <style:style style:name="T33_229" style:family="text"/>
    <style:style style:name="T33_230" style:family="text"/>
    <style:style style:name="T33_231" style:family="text"/>
    <style:style style:name="T33_232" style:family="text"/>
    <style:style style:name="T33_233" style:family="text"/>
    <style:style style:name="T33_234" style:family="text"/>
    <style:style style:name="T33_235" style:family="text"/>
    <style:style style:name="T33_236" style:family="text"/>
    <style:style style:name="T33_237" style:family="text"/>
    <style:style style:name="T33_238" style:family="text"/>
    <style:style style:name="T33_239" style:family="text"/>
    <style:style style:name="T33_240" style:family="text"/>
    <style:style style:name="T33_241" style:family="text"/>
    <style:style style:name="T33_242" style:family="text"/>
    <style:style style:name="T33_243" style:family="text"/>
    <style:style style:name="T33_244" style:family="text"/>
    <style:style style:name="T33_245" style:family="text"/>
    <style:style style:name="T33_246" style:family="text"/>
    <style:style style:name="T33_247" style:family="text"/>
    <style:style style:name="T33_248" style:family="text"/>
    <style:style style:name="T33_249" style:family="text"/>
    <style:style style:name="T33_250" style:family="text"/>
    <style:style style:name="T33_251" style:family="text"/>
    <style:style style:name="T33_252" style:family="text"/>
    <style:style style:name="T33_253" style:family="text"/>
    <style:style style:name="T33_254" style:family="text"/>
    <style:style style:name="T33_255" style:family="text"/>
    <style:style style:name="T33_256" style:family="text"/>
    <style:style style:name="T33_257" style:family="text"/>
    <style:style style:name="T33_258" style:family="text"/>
    <style:style style:name="T33_259" style:family="text"/>
    <style:style style:name="T33_260" style:family="text"/>
    <style:style style:name="T33_261" style:family="text"/>
    <style:style style:name="T33_262" style:family="text"/>
    <style:style style:name="T33_263" style:family="text"/>
    <style:style style:name="T33_264" style:family="text"/>
    <style:style style:name="T33_265" style:family="text"/>
    <style:style style:name="T33_266" style:family="text"/>
    <style:style style:name="T33_267" style:family="text"/>
    <style:style style:name="T33_268" style:family="text"/>
    <style:style style:name="T33_269" style:family="text"/>
    <style:style style:name="T33_270" style:family="text"/>
    <style:style style:name="T33_271" style:family="text"/>
    <style:style style:name="T33_272" style:family="text"/>
    <style:style style:name="T33_273" style:family="text"/>
    <style:style style:name="T33_274" style:family="text"/>
    <style:style style:name="T33_275" style:family="text"/>
    <style:style style:name="T33_276" style:family="text"/>
    <style:style style:name="T33_277" style:family="text"/>
    <style:style style:name="T33_278" style:family="text"/>
    <style:style style:name="T33_279" style:family="text"/>
    <style:style style:name="T33_280" style:family="text"/>
    <style:style style:name="T33_281" style:family="text"/>
    <style:style style:name="T33_282" style:family="text"/>
    <style:style style:name="T33_283" style:family="text"/>
    <style:style style:name="T33_284" style:family="text"/>
    <style:style style:name="T33_285" style:family="text"/>
    <style:style style:name="T33_286" style:family="text"/>
    <style:style style:name="T33_287" style:family="text"/>
    <style:style style:name="T33_288" style:family="text"/>
    <style:style style:name="T33_289" style:family="text"/>
    <style:style style:name="T33_290" style:family="text"/>
    <style:style style:name="T33_291" style:family="text"/>
    <style:style style:name="T33_292" style:family="text"/>
    <style:style style:name="T33_293" style:family="text"/>
    <style:style style:name="T33_294" style:family="text"/>
    <style:style style:name="T33_295" style:family="text"/>
    <style:style style:name="T33_296" style:family="text"/>
    <style:style style:name="T33_297" style:family="text"/>
    <style:style style:name="T33_298" style:family="text"/>
    <style:style style:name="T33_299" style:family="text"/>
    <style:style style:name="T33_300" style:family="text"/>
    <style:style style:name="T33_301" style:family="text"/>
    <style:style style:name="T33_302" style:family="text"/>
    <style:style style:name="T33_303" style:family="text"/>
    <style:style style:name="T33_304" style:family="text"/>
    <style:style style:name="T33_305" style:family="text"/>
    <style:style style:name="T33_306" style:family="text"/>
    <style:style style:name="T33_307" style:family="text"/>
    <style:style style:name="T33_308" style:family="text"/>
    <style:style style:name="T33_309" style:family="text"/>
    <style:style style:name="T33_310" style:family="text"/>
    <style:style style:name="T33_311" style:family="text"/>
    <style:style style:name="T33_312" style:family="text"/>
    <style:style style:name="T33_313" style:family="text"/>
    <style:style style:name="T33_314" style:family="text"/>
    <style:style style:name="T33_315" style:family="text"/>
    <style:style style:name="T33_316" style:family="text"/>
    <style:style style:name="T33_317" style:family="text"/>
    <style:style style:name="T33_318" style:family="text"/>
    <style:style style:name="T33_319" style:family="text"/>
    <style:style style:name="T33_320" style:family="text"/>
    <style:style style:name="T33_321" style:family="text"/>
    <style:style style:name="T33_322" style:family="text"/>
    <style:style style:name="T33_323" style:family="text"/>
    <style:style style:name="T33_324" style:family="text"/>
    <style:style style:name="T33_325" style:family="text"/>
    <style:style style:name="T33_326" style:family="text"/>
    <style:style style:name="T33_327" style:family="text"/>
    <style:style style:name="T33_328" style:family="text"/>
    <style:style style:name="T33_329" style:family="text"/>
    <style:style style:name="T33_330" style:family="text"/>
    <style:style style:name="T33_331" style:family="text"/>
    <style:style style:name="T33_332" style:family="text"/>
    <style:style style:name="T33_333" style:family="text"/>
    <style:style style:name="T33_334" style:family="text"/>
    <style:style style:name="T33_335" style:family="text"/>
    <style:style style:name="T33_336" style:family="text"/>
    <style:style style:name="T33_337" style:family="text"/>
    <style:style style:name="T33_338" style:family="text"/>
    <style:style style:name="T33_339" style:family="text"/>
    <style:style style:name="T33_340" style:family="text"/>
    <style:style style:name="T33_341" style:family="text"/>
    <style:style style:name="T33_342" style:family="text"/>
    <style:style style:name="T33_343" style:family="text"/>
    <style:style style:name="T33_344" style:family="text"/>
    <style:style style:name="T33_345" style:family="text"/>
    <style:style style:name="T33_346" style:family="text"/>
    <style:style style:name="T33_347" style:family="text"/>
    <style:style style:name="T33_348" style:family="text"/>
    <style:style style:name="T33_349" style:family="text"/>
    <style:style style:name="T33_350" style:family="text"/>
    <style:style style:name="T33_351" style:family="text"/>
    <style:style style:name="T33_352" style:family="text"/>
    <style:style style:name="T33_353" style:family="text"/>
    <style:style style:name="T33_354" style:family="text"/>
    <style:style style:name="T33_355" style:family="text"/>
    <style:style style:name="T33_356" style:family="text"/>
    <style:style style:name="T33_357" style:family="text"/>
    <style:style style:name="T33_358" style:family="text"/>
    <style:style style:name="T33_359" style:family="text"/>
    <style:style style:name="T33_360" style:family="text"/>
    <style:style style:name="T33_361" style:family="text"/>
    <style:style style:name="T33_362" style:family="text"/>
    <style:style style:name="T33_363" style:family="text"/>
    <style:style style:name="T33_364" style:family="text"/>
    <style:style style:name="T33_365" style:family="text"/>
    <style:style style:name="T33_366" style:family="text"/>
    <style:style style:name="T33_367" style:family="text"/>
    <style:style style:name="T33_368" style:family="text"/>
    <style:style style:name="T33_369" style:family="text"/>
    <style:style style:name="T33_370" style:family="text"/>
    <style:style style:name="T33_371" style:family="text"/>
    <style:style style:name="T33_372" style:family="text"/>
    <style:style style:name="T33_373" style:family="text"/>
    <style:style style:name="T33_374" style:family="text"/>
    <style:style style:name="T33_375" style:family="text"/>
    <style:style style:name="T33_376" style:family="text"/>
    <style:style style:name="T33_377" style:family="text"/>
    <style:style style:name="T33_378" style:family="text"/>
    <style:style style:name="T33_379" style:family="text"/>
    <style:style style:name="T33_380" style:family="text"/>
    <style:style style:name="T33_381" style:family="text"/>
    <style:style style:name="T33_382" style:family="text"/>
    <style:style style:name="T33_383" style:family="text"/>
    <style:style style:name="T33_384" style:family="text"/>
    <style:style style:name="T33_385" style:family="text"/>
    <style:style style:name="T33_386" style:family="text"/>
    <style:style style:name="T33_387" style:family="text"/>
    <style:style style:name="T33_388" style:family="text"/>
    <style:style style:name="T33_389" style:family="text"/>
    <style:style style:name="T33_390" style:family="text"/>
    <style:style style:name="T33_391" style:family="text"/>
    <style:style style:name="T33_392" style:family="text"/>
    <style:style style:name="T33_393" style:family="text"/>
    <style:style style:name="T33_394" style:family="text"/>
    <style:style style:name="T33_395" style:family="text"/>
    <style:style style:name="T33_396" style:family="text"/>
    <style:style style:name="T33_397" style:family="text"/>
    <style:style style:name="T33_398" style:family="text"/>
    <style:style style:name="T33_399" style:family="text"/>
    <style:style style:name="T33_400" style:family="text"/>
    <style:style style:name="T33_401" style:family="text"/>
    <style:style style:name="T33_402" style:family="text"/>
    <style:style style:name="T33_403" style:family="text"/>
    <style:style style:name="T33_404" style:family="text"/>
    <style:style style:name="T33_405" style:family="text"/>
    <style:style style:name="T33_406" style:family="text"/>
    <style:style style:name="T33_407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iagrames</text:span><text:span text:style-name="T1_2"><text:s/></text:span><text:span text:style-name="T1_3">de</text:span><text:span text:style-name="T1_4"><text:s/></text:span><text:span text:style-name="T1_5">seqüencia</text:span><text:span text:style-name="T1_6">:</text:span></text:p>
      <text:p text:style-name="P2"/>
      <text:p text:style-name="P3"><text:span text:style-name="T3_1"><text:a xlink:type="simple" xlink:href="https://cacoo.com/diagrams/FWahfRNM04XilH91"><text:span text:style-name="T3_2">https</text:span></text:a></text:span><text:span text:style-name="T3_3"><text:a xlink:type="simple" xlink:href="https://cacoo.com/diagrams/FWahfRNM04XilH91"><text:span text:style-name="T3_4">://</text:span></text:a></text:span><text:span text:style-name="T3_5"><text:a xlink:type="simple" xlink:href="https://cacoo.com/diagrams/FWahfRNM04XilH91"><text:span text:style-name="T3_6">cacoo</text:span></text:a></text:span><text:span text:style-name="T3_7"><text:a xlink:type="simple" xlink:href="https://cacoo.com/diagrams/FWahfRNM04XilH91"><text:span text:style-name="T3_8">.</text:span></text:a></text:span><text:span text:style-name="T3_9"><text:a xlink:type="simple" xlink:href="https://cacoo.com/diagrams/FWahfRNM04XilH91"><text:span text:style-name="T3_10">com</text:span></text:a></text:span><text:span text:style-name="T3_11"><text:a xlink:type="simple" xlink:href="https://cacoo.com/diagrams/FWahfRNM04XilH91"><text:span text:style-name="T3_12">/</text:span></text:a></text:span><text:span text:style-name="T3_13"><text:a xlink:type="simple" xlink:href="https://cacoo.com/diagrams/FWahfRNM04XilH91"><text:span text:style-name="T3_14">diagrams</text:span></text:a></text:span><text:span text:style-name="T3_15"><text:a xlink:type="simple" xlink:href="https://cacoo.com/diagrams/FWahfRNM04XilH91"><text:span text:style-name="T3_16">/</text:span></text:a></text:span><text:span text:style-name="T3_17"><text:a xlink:type="simple" xlink:href="https://cacoo.com/diagrams/FWahfRNM04XilH91"><text:span text:style-name="T3_18">FWahfRNM</text:span></text:a></text:span><text:span text:style-name="T3_19"><text:a xlink:type="simple" xlink:href="https://cacoo.com/diagrams/FWahfRNM04XilH91"><text:span text:style-name="T3_20">04</text:span></text:a></text:span><text:span text:style-name="T3_21"><text:a xlink:type="simple" xlink:href="https://cacoo.com/diagrams/FWahfRNM04XilH91"><text:span text:style-name="T3_22">XilH</text:span></text:a></text:span><text:span text:style-name="T3_23"><text:a xlink:type="simple" xlink:href="https://cacoo.com/diagrams/FWahfRNM04XilH91"><text:span text:style-name="T3_24">91</text:span></text:a></text:span></text:p>
      <text:p text:style-name="P4"><text:span text:style-name="T4_1"><text:a xlink:type="simple" xlink:href="https://cacoo.com/diagrams/FWahfRNM04XilH91-59659.png"><text:span text:style-name="T4_2">https</text:span></text:a></text:span><text:span text:style-name="T4_3"><text:a xlink:type="simple" xlink:href="https://cacoo.com/diagrams/FWahfRNM04XilH91-59659.png"><text:span text:style-name="T4_4">://</text:span></text:a></text:span><text:span text:style-name="T4_5"><text:a xlink:type="simple" xlink:href="https://cacoo.com/diagrams/FWahfRNM04XilH91-59659.png"><text:span text:style-name="T4_6">cacoo</text:span></text:a></text:span><text:span text:style-name="T4_7"><text:a xlink:type="simple" xlink:href="https://cacoo.com/diagrams/FWahfRNM04XilH91-59659.png"><text:span text:style-name="T4_8">.</text:span></text:a></text:span><text:span text:style-name="T4_9"><text:a xlink:type="simple" xlink:href="https://cacoo.com/diagrams/FWahfRNM04XilH91-59659.png"><text:span text:style-name="T4_10">com</text:span></text:a></text:span><text:span text:style-name="T4_11"><text:a xlink:type="simple" xlink:href="https://cacoo.com/diagrams/FWahfRNM04XilH91-59659.png"><text:span text:style-name="T4_12">/</text:span></text:a></text:span><text:span text:style-name="T4_13"><text:a xlink:type="simple" xlink:href="https://cacoo.com/diagrams/FWahfRNM04XilH91-59659.png"><text:span text:style-name="T4_14">diagrams</text:span></text:a></text:span><text:span text:style-name="T4_15"><text:a xlink:type="simple" xlink:href="https://cacoo.com/diagrams/FWahfRNM04XilH91-59659.png"><text:span text:style-name="T4_16">/</text:span></text:a></text:span><text:span text:style-name="T4_17"><text:a xlink:type="simple" xlink:href="https://cacoo.com/diagrams/FWahfRNM04XilH91-59659.png"><text:span text:style-name="T4_18">FWahfRNM</text:span></text:a></text:span><text:span text:style-name="T4_19"><text:a xlink:type="simple" xlink:href="https://cacoo.com/diagrams/FWahfRNM04XilH91-59659.png"><text:span text:style-name="T4_20">04</text:span></text:a></text:span><text:span text:style-name="T4_21"><text:a xlink:type="simple" xlink:href="https://cacoo.com/diagrams/FWahfRNM04XilH91-59659.png"><text:span text:style-name="T4_22">XilH</text:span></text:a></text:span><text:span text:style-name="T4_23"><text:a xlink:type="simple" xlink:href="https://cacoo.com/diagrams/FWahfRNM04XilH91-59659.png"><text:span text:style-name="T4_24">91-59659.</text:span></text:a></text:span><text:span text:style-name="T4_25"><text:a xlink:type="simple" xlink:href="https://cacoo.com/diagrams/FWahfRNM04XilH91-59659.png"><text:span text:style-name="T4_26">png</text:span></text:a></text:span></text:p>
      <text:p text:style-name="P5"/>
      <text:p text:style-name="P6"/>
      <text:p text:style-name="P7"><text:span text:style-name="T7_1">Diagrama</text:span><text:span text:style-name="T7_2"><text:s/></text:span><text:span text:style-name="T7_3">de</text:span><text:span text:style-name="T7_4"><text:s/></text:span><text:span text:style-name="T7_5">classes</text:span><text:span text:style-name="T7_6">:</text:span></text:p>
      <text:p text:style-name="P8"/>
      <text:p text:style-name="P9"><text:span text:style-name="T9_1"><text:a xlink:type="simple" xlink:href="https://cacoo.com/diagrams/k3H6arAw0SPfpxzo"><text:span text:style-name="T9_2">https</text:span></text:a></text:span><text:span text:style-name="T9_3"><text:a xlink:type="simple" xlink:href="https://cacoo.com/diagrams/k3H6arAw0SPfpxzo"><text:span text:style-name="T9_4">://</text:span></text:a></text:span><text:span text:style-name="T9_5"><text:a xlink:type="simple" xlink:href="https://cacoo.com/diagrams/k3H6arAw0SPfpxzo"><text:span text:style-name="T9_6">cacoo</text:span></text:a></text:span><text:span text:style-name="T9_7"><text:a xlink:type="simple" xlink:href="https://cacoo.com/diagrams/k3H6arAw0SPfpxzo"><text:span text:style-name="T9_8">.</text:span></text:a></text:span><text:span text:style-name="T9_9"><text:a xlink:type="simple" xlink:href="https://cacoo.com/diagrams/k3H6arAw0SPfpxzo"><text:span text:style-name="T9_10">com</text:span></text:a></text:span><text:span text:style-name="T9_11"><text:a xlink:type="simple" xlink:href="https://cacoo.com/diagrams/k3H6arAw0SPfpxzo"><text:span text:style-name="T9_12">/</text:span></text:a></text:span><text:span text:style-name="T9_13"><text:a xlink:type="simple" xlink:href="https://cacoo.com/diagrams/k3H6arAw0SPfpxzo"><text:span text:style-name="T9_14">diagrams</text:span></text:a></text:span><text:span text:style-name="T9_15"><text:a xlink:type="simple" xlink:href="https://cacoo.com/diagrams/k3H6arAw0SPfpxzo"><text:span text:style-name="T9_16">/</text:span></text:a></text:span><text:span text:style-name="T9_17"><text:a xlink:type="simple" xlink:href="https://cacoo.com/diagrams/k3H6arAw0SPfpxzo"><text:span text:style-name="T9_18">k</text:span></text:a></text:span><text:span text:style-name="T9_19"><text:a xlink:type="simple" xlink:href="https://cacoo.com/diagrams/k3H6arAw0SPfpxzo"><text:span text:style-name="T9_20">3</text:span></text:a></text:span><text:span text:style-name="T9_21"><text:a xlink:type="simple" xlink:href="https://cacoo.com/diagrams/k3H6arAw0SPfpxzo"><text:span text:style-name="T9_22">H</text:span></text:a></text:span><text:span text:style-name="T9_23"><text:a xlink:type="simple" xlink:href="https://cacoo.com/diagrams/k3H6arAw0SPfpxzo"><text:span text:style-name="T9_24">6</text:span></text:a></text:span><text:span text:style-name="T9_25"><text:a xlink:type="simple" xlink:href="https://cacoo.com/diagrams/k3H6arAw0SPfpxzo"><text:span text:style-name="T9_26">arAw</text:span></text:a></text:span><text:span text:style-name="T9_27"><text:a xlink:type="simple" xlink:href="https://cacoo.com/diagrams/k3H6arAw0SPfpxzo"><text:span text:style-name="T9_28">0</text:span></text:a></text:span><text:span text:style-name="T9_29"><text:a xlink:type="simple" xlink:href="https://cacoo.com/diagrams/k3H6arAw0SPfpxzo"><text:span text:style-name="T9_30">SPfpxzo</text:span></text:a></text:span></text:p>
      <text:p text:style-name="P10"><text:span text:style-name="T10_1"><text:a xlink:type="simple" xlink:href="https://cacoo.com/diagrams/k3H6arAw0SPfpxzo-78B44.png"><text:span text:style-name="T10_2">https</text:span></text:a></text:span><text:span text:style-name="T10_3"><text:a xlink:type="simple" xlink:href="https://cacoo.com/diagrams/k3H6arAw0SPfpxzo-78B44.png"><text:span text:style-name="T10_4">://</text:span></text:a></text:span><text:span text:style-name="T10_5"><text:a xlink:type="simple" xlink:href="https://cacoo.com/diagrams/k3H6arAw0SPfpxzo-78B44.png"><text:span text:style-name="T10_6">cacoo</text:span></text:a></text:span><text:span text:style-name="T10_7"><text:a xlink:type="simple" xlink:href="https://cacoo.com/diagrams/k3H6arAw0SPfpxzo-78B44.png"><text:span text:style-name="T10_8">.</text:span></text:a></text:span><text:span text:style-name="T10_9"><text:a xlink:type="simple" xlink:href="https://cacoo.com/diagrams/k3H6arAw0SPfpxzo-78B44.png"><text:span text:style-name="T10_10">com</text:span></text:a></text:span><text:span text:style-name="T10_11"><text:a xlink:type="simple" xlink:href="https://cacoo.com/diagrams/k3H6arAw0SPfpxzo-78B44.png"><text:span text:style-name="T10_12">/</text:span></text:a></text:span><text:span text:style-name="T10_13"><text:a xlink:type="simple" xlink:href="https://cacoo.com/diagrams/k3H6arAw0SPfpxzo-78B44.png"><text:span text:style-name="T10_14">diagrams</text:span></text:a></text:span><text:span text:style-name="T10_15"><text:a xlink:type="simple" xlink:href="https://cacoo.com/diagrams/k3H6arAw0SPfpxzo-78B44.png"><text:span text:style-name="T10_16">/</text:span></text:a></text:span><text:span text:style-name="T10_17"><text:a xlink:type="simple" xlink:href="https://cacoo.com/diagrams/k3H6arAw0SPfpxzo-78B44.png"><text:span text:style-name="T10_18">k</text:span></text:a></text:span><text:span text:style-name="T10_19"><text:a xlink:type="simple" xlink:href="https://cacoo.com/diagrams/k3H6arAw0SPfpxzo-78B44.png"><text:span text:style-name="T10_20">3</text:span></text:a></text:span><text:span text:style-name="T10_21"><text:a xlink:type="simple" xlink:href="https://cacoo.com/diagrams/k3H6arAw0SPfpxzo-78B44.png"><text:span text:style-name="T10_22">H</text:span></text:a></text:span><text:span text:style-name="T10_23"><text:a xlink:type="simple" xlink:href="https://cacoo.com/diagrams/k3H6arAw0SPfpxzo-78B44.png"><text:span text:style-name="T10_24">6</text:span></text:a></text:span><text:span text:style-name="T10_25"><text:a xlink:type="simple" xlink:href="https://cacoo.com/diagrams/k3H6arAw0SPfpxzo-78B44.png"><text:span text:style-name="T10_26">arAw</text:span></text:a></text:span><text:span text:style-name="T10_27"><text:a xlink:type="simple" xlink:href="https://cacoo.com/diagrams/k3H6arAw0SPfpxzo-78B44.png"><text:span text:style-name="T10_28">0</text:span></text:a></text:span><text:span text:style-name="T10_29"><text:a xlink:type="simple" xlink:href="https://cacoo.com/diagrams/k3H6arAw0SPfpxzo-78B44.png"><text:span text:style-name="T10_30">SPfpxzo</text:span></text:a></text:span><text:span text:style-name="T10_31"><text:a xlink:type="simple" xlink:href="https://cacoo.com/diagrams/k3H6arAw0SPfpxzo-78B44.png"><text:span text:style-name="T10_32">-78</text:span></text:a></text:span><text:span text:style-name="T10_33"><text:a xlink:type="simple" xlink:href="https://cacoo.com/diagrams/k3H6arAw0SPfpxzo-78B44.png"><text:span text:style-name="T10_34">B</text:span></text:a></text:span><text:span text:style-name="T10_35"><text:a xlink:type="simple" xlink:href="https://cacoo.com/diagrams/k3H6arAw0SPfpxzo-78B44.png"><text:span text:style-name="T10_36">44.</text:span></text:a></text:span><text:span text:style-name="T10_37"><text:a xlink:type="simple" xlink:href="https://cacoo.com/diagrams/k3H6arAw0SPfpxzo-78B44.png"><text:span text:style-name="T10_38">png</text:span></text:a></text:span></text:p>
      <text:p text:style-name="P11"/>
      <text:p text:style-name="P12"/>
      <text:p text:style-name="P13"><text:span text:style-name="T13_1">E</text:span><text:span text:style-name="T13_2">-</text:span><text:span text:style-name="T13_3">mail</text:span><text:span text:style-name="T13_4"><text:s/></text:span><text:span text:style-name="T13_5">enviat</text:span><text:span text:style-name="T13_6"><text:s/></text:span><text:span text:style-name="T13_7">a</text:span><text:span text:style-name="T13_8"><text:s/></text:span><text:span text:style-name="T13_9">la</text:span><text:span text:style-name="T13_10"><text:s/></text:span><text:span text:style-name="T13_11">Cristina</text:span><text:span text:style-name="T13_12">:</text:span></text:p>
      <text:p text:style-name="P14"/>
      <text:p text:style-name="P15"><text:span text:style-name="T15_1">Hola</text:span><text:span text:style-name="T15_2"><text:s/></text:span><text:span text:style-name="T15_3">Cristina</text:span><text:span text:style-name="T15_4">,</text:span></text:p>
      <text:p text:style-name="P16"/>
      <text:p text:style-name="P17"><text:span text:style-name="T17_1">T</text:span><text:span text:style-name="T17_2">’</text:span><text:span text:style-name="T17_3">envio</text:span><text:span text:style-name="T17_4"><text:s/></text:span><text:span text:style-name="T17_5">aquest</text:span><text:span text:style-name="T17_6"><text:s/></text:span><text:span text:style-name="T17_7">correu</text:span><text:span text:style-name="T17_8"><text:s/></text:span><text:span text:style-name="T17_9">per</text:span><text:span text:style-name="T17_10"><text:s/></text:span><text:span text:style-name="T17_11">veure</text:span><text:span text:style-name="T17_12"><text:s/></text:span><text:span text:style-name="T17_13">si</text:span><text:span text:style-name="T17_14"><text:s/></text:span><text:span text:style-name="T17_15">hem</text:span><text:span text:style-name="T17_16"><text:s/></text:span><text:span text:style-name="T17_17">pots</text:span><text:span text:style-name="T17_18"><text:s/></text:span><text:span text:style-name="T17_19">ajudar</text:span><text:span text:style-name="T17_20"><text:s/></text:span><text:span text:style-name="T17_21">a</text:span><text:span text:style-name="T17_22"><text:s/></text:span><text:span text:style-name="T17_23">resoldre</text:span><text:span text:style-name="T17_24"><text:s/></text:span><text:span text:style-name="T17_25">alguns</text:span><text:span text:style-name="T17_26"><text:s/></text:span><text:span text:style-name="T17_27">dubtes</text:span><text:span text:style-name="T17_28"><text:s/></text:span><text:span text:style-name="T17_29">que</text:span><text:span text:style-name="T17_30"><text:s/></text:span><text:span text:style-name="T17_31">tinc</text:span><text:span text:style-name="T17_32"><text:s/></text:span><text:span text:style-name="T17_33">sobre</text:span><text:span text:style-name="T17_34"><text:s/></text:span><text:span text:style-name="T17_35">la</text:span><text:span text:style-name="T17_36"><text:s/></text:span><text:span text:style-name="T17_37">segona</text:span><text:span text:style-name="T17_38"><text:s/></text:span><text:span text:style-name="T17_39">entrega</text:span><text:span text:style-name="T17_40"><text:s/></text:span><text:span text:style-name="T17_41">de</text:span><text:span text:style-name="T17_42"><text:s/></text:span><text:span text:style-name="T17_43">la</text:span><text:span text:style-name="T17_44"><text:s/></text:span><text:span text:style-name="T17_45">pràctica</text:span><text:span text:style-name="T17_46"><text:s/></text:span><text:span text:style-name="T17_47">de</text:span><text:span text:style-name="T17_48"><text:s/></text:span><text:span text:style-name="T17_49">AS</text:span><text:span text:style-name="T17_50">.<text:s/></text:span></text:p>
      <text:p text:style-name="P18"/>
      <text:p text:style-name="P19"><text:span text:style-name="T19_1">Primer</text:span><text:span text:style-name="T19_2"><text:s/></text:span><text:span text:style-name="T19_3">de</text:span><text:span text:style-name="T19_4"><text:s/></text:span><text:span text:style-name="T19_5">tot</text:span><text:span text:style-name="T19_6"><text:s/></text:span><text:span text:style-name="T19_7">m</text:span><text:span text:style-name="T19_8">’</text:span><text:span text:style-name="T19_9">agradaria</text:span><text:span text:style-name="T19_10"><text:s/></text:span><text:span text:style-name="T19_11">que</text:span><text:span text:style-name="T19_12"><text:s/></text:span><text:span text:style-name="T19_13">li</text:span><text:span text:style-name="T19_14"><text:s/></text:span><text:span text:style-name="T19_15">donguessis</text:span><text:span text:style-name="T19_16"><text:s/></text:span><text:span text:style-name="T19_17">un</text:span><text:span text:style-name="T19_18"><text:s/></text:span><text:span text:style-name="T19_19">cop</text:span><text:span text:style-name="T19_20"><text:s/></text:span><text:span text:style-name="T19_21">d</text:span><text:span text:style-name="T19_22">’</text:span><text:span text:style-name="T19_23">ull</text:span><text:span text:style-name="T19_24"><text:s/></text:span><text:span text:style-name="T19_25">ràpid</text:span><text:span text:style-name="T19_26"><text:s/></text:span><text:span text:style-name="T19_27">al</text:span><text:span text:style-name="T19_28"><text:s/></text:span><text:span text:style-name="T19_29">que</text:span><text:span text:style-name="T19_30"><text:s/></text:span><text:span text:style-name="T19_31">tenim</text:span><text:span text:style-name="T19_32"><text:s/></text:span><text:span text:style-name="T19_33">fins</text:span><text:span text:style-name="T19_34"><text:s/></text:span><text:span text:style-name="T19_35">ara</text:span><text:span text:style-name="T19_36"><text:s/></text:span><text:span text:style-name="T19_37">per</text:span><text:span text:style-name="T19_38"><text:s/></text:span><text:span text:style-name="T19_39">a</text:span><text:span text:style-name="T19_40"><text:s/></text:span><text:span text:style-name="T19_41">posar</text:span><text:span text:style-name="T19_42">-</text:span><text:span text:style-name="T19_43">nos</text:span><text:span text:style-name="T19_44"><text:s/></text:span><text:span text:style-name="T19_45">en</text:span><text:span text:style-name="T19_46"><text:s/></text:span><text:span text:style-name="T19_47">situació</text:span><text:span text:style-name="T19_48"><text:s/></text:span><text:span text:style-name="T19_49">i</text:span><text:span text:style-name="T19_50"><text:s/></text:span><text:span text:style-name="T19_51">mirar</text:span><text:span text:style-name="T19_52"><text:s/></text:span><text:span text:style-name="T19_53">d</text:span><text:span text:style-name="T19_54">'</text:span><text:span text:style-name="T19_55">entendre</text:span><text:span text:style-name="T19_56">'</text:span><text:span text:style-name="T19_57">ns</text:span><text:span text:style-name="T19_58">.</text:span></text:p>
      <text:p text:style-name="P20"/>
      <text:p text:style-name="P21"><text:span text:style-name="T21_1">Els</text:span><text:span text:style-name="T21_2"><text:s/></text:span><text:span text:style-name="T21_3">diagrames</text:span><text:span text:style-name="T21_4"><text:s/></text:span><text:span text:style-name="T21_5">de</text:span><text:span text:style-name="T21_6"><text:s/></text:span><text:span text:style-name="T21_7">seqüencia</text:span><text:span text:style-name="T21_8"><text:s/></text:span><text:span text:style-name="T21_9">els</text:span><text:span text:style-name="T21_10"><text:s/></text:span><text:span text:style-name="T21_11">pots</text:span><text:span text:style-name="T21_12"><text:s/></text:span><text:span text:style-name="T21_13">trobar</text:span><text:span text:style-name="T21_14"><text:s/></text:span><text:span text:style-name="T21_15">a</text:span><text:span text:style-name="T21_16">:</text:span></text:p>
      <text:p text:style-name="P22"/>
      <text:p text:style-name="P23"><text:span text:style-name="T23_1">https</text:span><text:span text:style-name="T23_2">://</text:span><text:span text:style-name="T23_3">cacoo</text:span><text:span text:style-name="T23_4">.</text:span><text:span text:style-name="T23_5">com</text:span><text:span text:style-name="T23_6">/</text:span><text:span text:style-name="T23_7">diagrams</text:span><text:span text:style-name="T23_8">/</text:span><text:span text:style-name="T23_9">FWahfRNM</text:span><text:span text:style-name="T23_10">04</text:span><text:span text:style-name="T23_11">XilH</text:span><text:span text:style-name="T23_12">91-59659.</text:span><text:span text:style-name="T23_13">png</text:span></text:p>
      <text:p text:style-name="P24"/>
      <text:p text:style-name="P25"><text:span text:style-name="T25_1">I</text:span><text:span text:style-name="T25_2"><text:s/></text:span><text:span text:style-name="T25_3">el</text:span><text:span text:style-name="T25_4"><text:s/></text:span><text:span text:style-name="T25_5">diagrama</text:span><text:span text:style-name="T25_6"><text:s/></text:span><text:span text:style-name="T25_7">de</text:span><text:span text:style-name="T25_8"><text:s/></text:span><text:span text:style-name="T25_9">classes</text:span><text:span text:style-name="T25_10"><text:s/></text:span><text:span text:style-name="T25_11">general</text:span><text:span text:style-name="T25_12"><text:s/></text:span><text:span text:style-name="T25_13">el</text:span><text:span text:style-name="T25_14"><text:s/></text:span><text:span text:style-name="T25_15">pots</text:span><text:span text:style-name="T25_16"><text:s/></text:span><text:span text:style-name="T25_17">trobar</text:span><text:span text:style-name="T25_18"><text:s/></text:span><text:span text:style-name="T25_19">a</text:span><text:span text:style-name="T25_20"><text:s/>(</text:span><text:span text:style-name="T25_21">només</text:span><text:span text:style-name="T25_22"><text:s/></text:span><text:span text:style-name="T25_23">cal</text:span><text:span text:style-name="T25_24"><text:s/></text:span><text:span text:style-name="T25_25">fixar</text:span><text:span text:style-name="T25_26">-</text:span><text:span text:style-name="T25_27">se</text:span><text:span text:style-name="T25_28"><text:s/></text:span><text:span text:style-name="T25_29">en</text:span><text:span text:style-name="T25_30"><text:s/></text:span><text:span text:style-name="T25_31">la</text:span><text:span text:style-name="T25_32"><text:s/></text:span><text:span text:style-name="T25_33">part</text:span><text:span text:style-name="T25_34"><text:s/></text:span><text:span text:style-name="T25_35">del</text:span><text:span text:style-name="T25_36"><text:s/></text:span><text:span text:style-name="T25_37">presentation</text:span><text:span text:style-name="T25_38"><text:s/></text:span><text:span text:style-name="T25_39">layer</text:span><text:span text:style-name="T25_40">):</text:span></text:p>
      <text:p text:style-name="P26"/>
      <text:p text:style-name="P27"><text:span text:style-name="T27_1">https</text:span><text:span text:style-name="T27_2">://</text:span><text:span text:style-name="T27_3">cacoo</text:span><text:span text:style-name="T27_4">.</text:span><text:span text:style-name="T27_5">com</text:span><text:span text:style-name="T27_6">/</text:span><text:span text:style-name="T27_7">diagrams</text:span><text:span text:style-name="T27_8">/</text:span><text:span text:style-name="T27_9">k</text:span><text:span text:style-name="T27_10">3</text:span><text:span text:style-name="T27_11">H</text:span><text:span text:style-name="T27_12">6</text:span><text:span text:style-name="T27_13">arAw</text:span><text:span text:style-name="T27_14">0</text:span><text:span text:style-name="T27_15">SPfpxzo</text:span><text:span text:style-name="T27_16">-78</text:span><text:span text:style-name="T27_17">B</text:span><text:span text:style-name="T27_18">44.</text:span><text:span text:style-name="T27_19">png</text:span></text:p>
      <text:p text:style-name="P28"/>
      <text:p text:style-name="P29"><text:span text:style-name="T29_1">He</text:span><text:span text:style-name="T29_2"><text:s/></text:span><text:span text:style-name="T29_3">revisat</text:span><text:span text:style-name="T29_4"><text:s/></text:span><text:span text:style-name="T29_5">els</text:span><text:span text:style-name="T29_6"><text:s/></text:span><text:span text:style-name="T29_7">exercicis</text:span><text:span text:style-name="T29_8"><text:s/></text:span><text:span text:style-name="T29_9">d</text:span><text:span text:style-name="T29_10">’</text:span><text:span text:style-name="T29_11">exemple</text:span><text:span text:style-name="T29_12"><text:s/></text:span><text:span text:style-name="T29_13">amb</text:span><text:span text:style-name="T29_14"><text:s/></text:span><text:span text:style-name="T29_15">solucions</text:span><text:span text:style-name="T29_16"><text:s/></text:span><text:span text:style-name="T29_17">que</text:span><text:span text:style-name="T29_18"><text:s/></text:span><text:span text:style-name="T29_19">tenim</text:span><text:span text:style-name="T29_20"><text:s/></text:span><text:span text:style-name="T29_21">del</text:span><text:span text:style-name="T29_22"><text:s/></text:span><text:span text:style-name="T29_23">tema</text:span><text:span text:style-name="T29_24"><text:s/>7.<text:s/></text:span><text:span text:style-name="T29_25">No</text:span><text:span text:style-name="T29_26"><text:s/></text:span><text:span text:style-name="T29_27">obstant</text:span><text:span text:style-name="T29_28"><text:s/></text:span><text:span text:style-name="T29_29">són</text:span><text:span text:style-name="T29_30"><text:s/></text:span><text:span text:style-name="T29_31">bastant</text:span><text:span text:style-name="T29_32"><text:s/></text:span><text:span text:style-name="T29_33">simples</text:span><text:span text:style-name="T29_34"><text:s/></text:span><text:span text:style-name="T29_35">i</text:span><text:span text:style-name="T29_36"><text:s/></text:span><text:span text:style-name="T29_37">sempre</text:span><text:span text:style-name="T29_38"><text:s/></text:span><text:span text:style-name="T29_39">es</text:span><text:span text:style-name="T29_40"><text:s/></text:span><text:span text:style-name="T29_41">mouen</text:span><text:span text:style-name="T29_42"><text:s/></text:span><text:span text:style-name="T29_43">amb</text:span><text:span text:style-name="T29_44"><text:s/></text:span><text:span text:style-name="T29_45">una</text:span><text:span text:style-name="T29_46"><text:s/></text:span><text:span text:style-name="T29_47">sola</text:span><text:span text:style-name="T29_48"><text:s/></text:span><text:span text:style-name="T29_49">vista</text:span><text:span text:style-name="T29_50"><text:s/></text:span><text:span text:style-name="T29_51">i</text:span><text:span text:style-name="T29_52"><text:s/></text:span><text:span text:style-name="T29_53">un</text:span><text:span text:style-name="T29_54"><text:s/></text:span><text:span text:style-name="T29_55">sol</text:span><text:span text:style-name="T29_56"><text:s/></text:span><text:span text:style-name="T29_57">controlador</text:span><text:span text:style-name="T29_58">.<text:s/></text:span><text:span text:style-name="T29_59">A</text:span><text:span text:style-name="T29_60"><text:s/></text:span><text:span text:style-name="T29_61">més</text:span><text:span text:style-name="T29_62"><text:s/></text:span><text:span text:style-name="T29_63">parteixen</text:span><text:span text:style-name="T29_64"><text:s/></text:span><text:span text:style-name="T29_65">des</text:span><text:span text:style-name="T29_66"><text:s/></text:span><text:span text:style-name="T29_67">de</text:span><text:span text:style-name="T29_68"><text:s/></text:span><text:span text:style-name="T29_69">un</text:span><text:span text:style-name="T29_70"><text:s/></text:span><text:span text:style-name="T29_71">punt</text:span><text:span text:style-name="T29_72">,<text:s/></text:span><text:span text:style-name="T29_73">on</text:span><text:span text:style-name="T29_74"><text:s/></text:span><text:span text:style-name="T29_75">els</text:span><text:span text:style-name="T29_76"><text:s/></text:span><text:span text:style-name="T29_77">controladors</text:span><text:span text:style-name="T29_78"><text:s/></text:span><text:span text:style-name="T29_79">i</text:span><text:span text:style-name="T29_80"><text:s/></text:span><text:span text:style-name="T29_81">les</text:span><text:span text:style-name="T29_82"><text:s/></text:span><text:span text:style-name="T29_83">vistes</text:span><text:span text:style-name="T29_84"><text:s/></text:span><text:span text:style-name="T29_85">ja</text:span><text:span text:style-name="T29_86"><text:s/></text:span><text:span text:style-name="T29_87">estan</text:span><text:span text:style-name="T29_88"><text:s/></text:span><text:span text:style-name="T29_89">creades</text:span><text:span text:style-name="T29_90"><text:s/></text:span><text:span text:style-name="T29_91">i</text:span><text:span text:style-name="T29_92"><text:s/></text:span><text:span text:style-name="T29_93">per</text:span><text:span text:style-name="T29_94"><text:s/></text:span><text:span text:style-name="T29_95">tant</text:span><text:span text:style-name="T29_96">,<text:s/></text:span><text:span text:style-name="T29_97">estem</text:span><text:span text:style-name="T29_98"><text:s/></text:span><text:span text:style-name="T29_99">una</text:span><text:span text:style-name="T29_100"><text:s/></text:span><text:span text:style-name="T29_101">mica</text:span><text:span text:style-name="T29_102"><text:s/></text:span><text:span text:style-name="T29_103">perduts</text:span><text:span text:style-name="T29_104"><text:s/></text:span><text:span text:style-name="T29_105">a</text:span><text:span text:style-name="T29_106"><text:s/></text:span><text:span text:style-name="T29_107">l</text:span><text:span text:style-name="T29_108">’</text:span><text:span text:style-name="T29_109">hora</text:span><text:span text:style-name="T29_110"><text:s/></text:span><text:span text:style-name="T29_111">d</text:span><text:span text:style-name="T29_112">’</text:span><text:span text:style-name="T29_113">aplicar</text:span><text:span text:style-name="T29_114"><text:s/></text:span><text:span text:style-name="T29_115">patrons</text:span><text:span text:style-name="T29_116"><text:s/></text:span><text:span text:style-name="T29_117">per</text:span><text:span text:style-name="T29_118"><text:s/></text:span><text:span text:style-name="T29_119">la</text:span><text:span text:style-name="T29_120"><text:s/></text:span><text:span text:style-name="T29_121">creació</text:span><text:span text:style-name="T29_122"><text:s/></text:span><text:span text:style-name="T29_123">de</text:span><text:span text:style-name="T29_124"><text:s/></text:span><text:span text:style-name="T29_125">classes</text:span><text:span text:style-name="T29_126"><text:s/></text:span><text:span text:style-name="T29_127">de</text:span><text:span text:style-name="T29_128"><text:s/></text:span><text:span text:style-name="T29_129">la</text:span><text:span text:style-name="T29_130"><text:s/></text:span><text:span text:style-name="T29_131">capa</text:span><text:span text:style-name="T29_132"><text:s/></text:span><text:span text:style-name="T29_133">de</text:span><text:span text:style-name="T29_134"><text:s/></text:span><text:span text:style-name="T29_135">presentació</text:span><text:span text:style-name="T29_136">.<text:s/></text:span><text:span text:style-name="T29_137">Aquí</text:span><text:span text:style-name="T29_138"><text:s/></text:span><text:span text:style-name="T29_139">van</text:span><text:span text:style-name="T29_140"><text:s/></text:span><text:span text:style-name="T29_141">les</text:span><text:span text:style-name="T29_142"><text:s/></text:span><text:span text:style-name="T29_143">preguntes</text:span><text:span text:style-name="T29_144">:</text:span></text:p>
      <text:p text:style-name="P30"/>
      <text:p text:style-name="P31"><text:span text:style-name="T31_1">1.<text:s/></text:span><text:span text:style-name="T31_2">Com</text:span><text:span text:style-name="T31_3"><text:s/></text:span><text:span text:style-name="T31_4">veuràs</text:span><text:span text:style-name="T31_5">,<text:s/></text:span><text:span text:style-name="T31_6">nosaltres</text:span><text:span text:style-name="T31_7"><text:s/></text:span><text:span text:style-name="T31_8">partim</text:span><text:span text:style-name="T31_9"><text:s/></text:span><text:span text:style-name="T31_10">del</text:span><text:span text:style-name="T31_11"><text:s/></text:span><text:span text:style-name="T31_12">main</text:span><text:span text:style-name="T31_13">.<text:s/></text:span><text:span text:style-name="T31_14">Entenem</text:span><text:span text:style-name="T31_15"><text:s/></text:span><text:span text:style-name="T31_16">que</text:span><text:span text:style-name="T31_17"><text:s/></text:span><text:span text:style-name="T31_18">el</text:span><text:span text:style-name="T31_19"><text:s/></text:span><text:span text:style-name="T31_20">main</text:span><text:span text:style-name="T31_21"><text:s/></text:span><text:span text:style-name="T31_22">l</text:span><text:span text:style-name="T31_23">’</text:span><text:span text:style-name="T31_24">únic</text:span><text:span text:style-name="T31_25"><text:s/></text:span><text:span text:style-name="T31_26">que</text:span><text:span text:style-name="T31_27"><text:s/></text:span><text:span text:style-name="T31_28">fa</text:span><text:span text:style-name="T31_29"><text:s/></text:span><text:span text:style-name="T31_30">es</text:span><text:span text:style-name="T31_31"><text:s/></text:span><text:span text:style-name="T31_32">crear</text:span><text:span text:style-name="T31_33"><text:s/></text:span><text:span text:style-name="T31_34">el</text:span><text:span text:style-name="T31_35"><text:s/></text:span><text:span text:style-name="T31_36">controlador</text:span><text:span text:style-name="T31_37"><text:s/></text:span><text:span text:style-name="T31_38">de</text:span><text:span text:style-name="T31_39"><text:s/></text:span><text:span text:style-name="T31_40">presentació</text:span><text:span text:style-name="T31_41"><text:s/>(</text:span><text:span text:style-name="T31_42">En</text:span><text:span text:style-name="T31_43"><text:s/></text:span><text:span text:style-name="T31_44">el</text:span><text:span text:style-name="T31_45"><text:s/></text:span><text:span text:style-name="T31_46">nostre</text:span><text:span text:style-name="T31_47"><text:s/></text:span><text:span text:style-name="T31_48">cas</text:span><text:span text:style-name="T31_49">,<text:s/></text:span><text:span text:style-name="T31_50">nosaltres</text:span><text:span text:style-name="T31_51"><text:s/></text:span><text:span text:style-name="T31_52">només</text:span><text:span text:style-name="T31_53"><text:s/></text:span><text:span text:style-name="T31_54">en</text:span><text:span text:style-name="T31_55"><text:s/></text:span><text:span text:style-name="T31_56">tenim</text:span><text:span text:style-name="T31_57"><text:s/>1)<text:s/></text:span><text:span text:style-name="T31_58">i</text:span><text:span text:style-name="T31_59"><text:s/></text:span><text:span text:style-name="T31_60">aquest</text:span><text:span text:style-name="T31_61"><text:s/></text:span><text:span text:style-name="T31_62">ja</text:span><text:span text:style-name="T31_63"><text:s/></text:span><text:span text:style-name="T31_64">s</text:span><text:span text:style-name="T31_65">’</text:span><text:span text:style-name="T31_66">encarrega</text:span><text:span text:style-name="T31_67"><text:s/></text:span><text:span text:style-name="T31_68">de</text:span><text:span text:style-name="T31_69"><text:s/></text:span><text:span text:style-name="T31_70">crear</text:span><text:span text:style-name="T31_71"><text:s/></text:span><text:span text:style-name="T31_72">tota</text:span><text:span text:style-name="T31_73"><text:s/></text:span><text:span text:style-name="T31_74">l</text:span><text:span text:style-name="T31_75">’</text:span><text:span text:style-name="T31_76">estructura</text:span><text:span text:style-name="T31_77"><text:s/></text:span><text:span text:style-name="T31_78">necessària</text:span><text:span text:style-name="T31_79"><text:s/></text:span><text:span text:style-name="T31_80">per</text:span><text:span text:style-name="T31_81"><text:s/></text:span><text:span text:style-name="T31_82">a</text:span><text:span text:style-name="T31_83"><text:s/></text:span><text:span text:style-name="T31_84">poder</text:span><text:span text:style-name="T31_85"><text:s/></text:span><text:span text:style-name="T31_86">gestionar</text:span><text:span text:style-name="T31_87"><text:s/></text:span><text:span text:style-name="T31_88">les</text:span><text:span text:style-name="T31_89"><text:s/></text:span><text:span text:style-name="T31_90">vistes</text:span><text:span text:style-name="T31_91">.<text:s/></text:span><text:span text:style-name="T31_92">Això</text:span><text:span text:style-name="T31_93"><text:s/></text:span><text:span text:style-name="T31_94">es</text:span><text:span text:style-name="T31_95"><text:s/></text:span><text:span text:style-name="T31_96">correcte</text:span><text:span text:style-name="T31_97">?</text:span></text:p>
      <text:p text:style-name="P32"/>
      <text:p text:style-name="P33"><text:span text:style-name="T33_1">2.<text:s/></text:span><text:span text:style-name="T33_2">Per</text:span><text:span text:style-name="T33_3"><text:s/></text:span><text:span text:style-name="T33_4">les</text:span><text:span text:style-name="T33_5"><text:s/></text:span><text:span text:style-name="T33_6">navegabilitats</text:span><text:span text:style-name="T33_7"><text:s/></text:span><text:span text:style-name="T33_8">dels</text:span><text:span text:style-name="T33_9"><text:s/></text:span><text:span text:style-name="T33_10">exercicis</text:span><text:span text:style-name="T33_11">,<text:s/></text:span><text:span text:style-name="T33_12">deduïm</text:span><text:span text:style-name="T33_13"><text:s/></text:span><text:span text:style-name="T33_14">que</text:span><text:span text:style-name="T33_15"><text:s/></text:span><text:span text:style-name="T33_16">els</text:span><text:span text:style-name="T33_17"><text:s/></text:span><text:span text:style-name="T33_18">controladors</text:span><text:span text:style-name="T33_19"><text:s/></text:span><text:span text:style-name="T33_20">tenen</text:span><text:span text:style-name="T33_21"><text:s/></text:span><text:span text:style-name="T33_22">com</text:span><text:span text:style-name="T33_23"><text:s/></text:span><text:span text:style-name="T33_24">a</text:span><text:span text:style-name="T33_25"><text:s/></text:span><text:span text:style-name="T33_26">atribut</text:span><text:span text:style-name="T33_27"><text:s/></text:span><text:span text:style-name="T33_28">les</text:span><text:span text:style-name="T33_29"><text:s/></text:span><text:span text:style-name="T33_30">vistes</text:span><text:span text:style-name="T33_31"><text:s/></text:span><text:span text:style-name="T33_32">que</text:span><text:span text:style-name="T33_33"><text:s/></text:span><text:span text:style-name="T33_34">gestionen</text:span><text:span text:style-name="T33_35">.<text:s/></text:span><text:span text:style-name="T33_36">Com</text:span><text:span text:style-name="T33_37"><text:s/></text:span><text:span text:style-name="T33_38">podràs</text:span><text:span text:style-name="T33_39"><text:s/></text:span><text:span text:style-name="T33_40">comprovar</text:span><text:span text:style-name="T33_41">,<text:s/></text:span><text:span text:style-name="T33_42">la</text:span><text:span text:style-name="T33_43"><text:s/></text:span><text:span text:style-name="T33_44">nostra</text:span><text:span text:style-name="T33_45"><text:s/></text:span><text:span text:style-name="T33_46">metodologia</text:span><text:span text:style-name="T33_47"><text:s/></text:span><text:span text:style-name="T33_48">fa</text:span><text:span text:style-name="T33_49"><text:s/></text:span><text:span text:style-name="T33_50">que</text:span><text:span text:style-name="T33_51"><text:s/></text:span><text:span text:style-name="T33_52">el</text:span><text:span text:style-name="T33_53"><text:s/></text:span><text:span text:style-name="T33_54">propi</text:span><text:span text:style-name="T33_55"><text:s/></text:span><text:span text:style-name="T33_56">controlador</text:span><text:span text:style-name="T33_57"><text:s/></text:span><text:span text:style-name="T33_58">crei</text:span><text:span text:style-name="T33_59"><text:s/></text:span><text:span text:style-name="T33_60">aquestes</text:span><text:span text:style-name="T33_61"><text:s/></text:span><text:span text:style-name="T33_62">vistes</text:span><text:span text:style-name="T33_63"><text:s/></text:span><text:span text:style-name="T33_64">quan</text:span><text:span text:style-name="T33_65"><text:s/></text:span><text:span text:style-name="T33_66">les</text:span><text:span text:style-name="T33_67"><text:s/></text:span><text:span text:style-name="T33_68">necessita</text:span><text:span text:style-name="T33_69"><text:s/></text:span><text:span text:style-name="T33_70">i</text:span><text:span text:style-name="T33_71"><text:s/></text:span><text:span text:style-name="T33_72">les</text:span><text:span text:style-name="T33_73"><text:s/></text:span><text:span text:style-name="T33_74">tanqui</text:span><text:span text:style-name="T33_75"><text:s/></text:span><text:span text:style-name="T33_76">quan</text:span><text:span text:style-name="T33_77"><text:s/></text:span><text:span text:style-name="T33_78">creu</text:span><text:span text:style-name="T33_79"><text:s/></text:span><text:span text:style-name="T33_80">pertinent</text:span><text:span text:style-name="T33_81">.<text:s/></text:span><text:span text:style-name="T33_82">Entenem</text:span><text:span text:style-name="T33_83"><text:s/></text:span><text:span text:style-name="T33_84">que</text:span><text:span text:style-name="T33_85"><text:s/></text:span><text:span text:style-name="T33_86">l</text:span><text:span text:style-name="T33_87">’</text:span><text:span text:style-name="T33_88">operació</text:span><text:span text:style-name="T33_89"><text:s/></text:span><text:span text:style-name="T33_90">tancar</text:span><text:span text:style-name="T33_91">()<text:s/></text:span><text:span text:style-name="T33_92">destrueix</text:span><text:span text:style-name="T33_93"><text:s/></text:span><text:span text:style-name="T33_94">l</text:span><text:span text:style-name="T33_95">’</text:span><text:span text:style-name="T33_96">objecte</text:span><text:span text:style-name="T33_97"><text:s/></text:span><text:span text:style-name="T33_98">d</text:span><text:span text:style-name="T33_99">’</text:span><text:span text:style-name="T33_100">aquella</text:span><text:span text:style-name="T33_101"><text:s/></text:span><text:span text:style-name="T33_102">vista</text:span><text:span text:style-name="T33_103"><text:s/></text:span><text:span text:style-name="T33_104">i</text:span><text:span text:style-name="T33_105">/</text:span><text:span text:style-name="T33_106">o</text:span><text:span text:style-name="T33_107"><text:s/></text:span><text:span text:style-name="T33_108">fica</text:span><text:span text:style-name="T33_109"><text:s/></text:span><text:span text:style-name="T33_110">a</text:span><text:span text:style-name="T33_111"><text:s/></text:span><text:span text:style-name="T33_112">null</text:span><text:span text:style-name="T33_113"><text:s/></text:span><text:span text:style-name="T33_114">l</text:span><text:span text:style-name="T33_115">’</text:span><text:span text:style-name="T33_116">atribut</text:span><text:span text:style-name="T33_117"><text:s/></text:span><text:span text:style-name="T33_118">d</text:span><text:span text:style-name="T33_119">’</text:span><text:span text:style-name="T33_120">aquella</text:span><text:span text:style-name="T33_121"><text:s/></text:span><text:span text:style-name="T33_122">vista</text:span><text:span text:style-name="T33_123"><text:s/></text:span><text:span text:style-name="T33_124">dintre</text:span><text:span text:style-name="T33_125"><text:s/></text:span><text:span text:style-name="T33_126">del</text:span><text:span text:style-name="T33_127"><text:s/></text:span><text:span text:style-name="T33_128">controlador</text:span><text:span text:style-name="T33_129"><text:s/></text:span><text:span text:style-name="T33_130">pertinent</text:span><text:span text:style-name="T33_131"><text:s/></text:span><text:span text:style-name="T33_132">i</text:span><text:span text:style-name="T33_133"><text:s/></text:span><text:span text:style-name="T33_134">que</text:span><text:span text:style-name="T33_135"><text:s/></text:span><text:span text:style-name="T33_136">el</text:span><text:span text:style-name="T33_137"><text:s/></text:span><text:span text:style-name="T33_138">mètode</text:span><text:span text:style-name="T33_139"><text:s/></text:span><text:span text:style-name="T33_140">show</text:span><text:span text:style-name="T33_141">()<text:s/></text:span><text:span text:style-name="T33_142">envia</text:span><text:span text:style-name="T33_143"><text:s/></text:span><text:span text:style-name="T33_144">a</text:span><text:span text:style-name="T33_145"><text:s/></text:span><text:span text:style-name="T33_146">pintar</text:span><text:span text:style-name="T33_147"><text:s/></text:span><text:span text:style-name="T33_148">la</text:span><text:span text:style-name="T33_149"><text:s/></text:span><text:span text:style-name="T33_150">vista</text:span><text:span text:style-name="T33_151"><text:s/></text:span><text:span text:style-name="T33_152">per</text:span><text:span text:style-name="T33_153"><text:s/></text:span><text:span text:style-name="T33_154">pantalla</text:span><text:span text:style-name="T33_155">.<text:s/></text:span><text:span text:style-name="T33_156">Això</text:span><text:span text:style-name="T33_157"><text:s/></text:span><text:span text:style-name="T33_158">es</text:span><text:span text:style-name="T33_159"><text:s/></text:span><text:span text:style-name="T33_160">així</text:span><text:span text:style-name="T33_161">??<text:s/></text:span><text:span text:style-name="T33_162">Ho</text:span><text:span text:style-name="T33_163"><text:s/></text:span><text:span text:style-name="T33_164">hem</text:span><text:span text:style-name="T33_165"><text:s/></text:span><text:span text:style-name="T33_166">d</text:span><text:span text:style-name="T33_167">’</text:span><text:span text:style-name="T33_168">especificar</text:span><text:span text:style-name="T33_169"><text:s/></text:span><text:span text:style-name="T33_170">al</text:span><text:span text:style-name="T33_171"><text:s/></text:span><text:span text:style-name="T33_172">nostre</text:span><text:span text:style-name="T33_173"><text:s/></text:span><text:span text:style-name="T33_174">diagrama</text:span><text:span text:style-name="T33_175">??<text:s/></text:span><text:span text:style-name="T33_176">Vull</text:span><text:span text:style-name="T33_177"><text:s/></text:span><text:span text:style-name="T33_178">dir</text:span><text:span text:style-name="T33_179">,<text:s/></text:span><text:span text:style-name="T33_180">quan</text:span><text:span text:style-name="T33_181"><text:s/></text:span><text:span text:style-name="T33_182">creem</text:span><text:span text:style-name="T33_183"><text:s/></text:span><text:span text:style-name="T33_184">la</text:span><text:span text:style-name="T33_185"><text:s/></text:span><text:span text:style-name="T33_186">vista</text:span><text:span text:style-name="T33_187">,<text:s/></text:span><text:span text:style-name="T33_188">hem</text:span><text:span text:style-name="T33_189"><text:s/></text:span><text:span text:style-name="T33_190">d</text:span><text:span text:style-name="T33_191">’</text:span><text:span text:style-name="T33_192">igualar</text:span><text:span text:style-name="T33_193"><text:s/></text:span><text:span text:style-name="T33_194">l</text:span><text:span text:style-name="T33_195">’</text:span><text:span text:style-name="T33_196">atribut</text:span><text:span text:style-name="T33_197"><text:s/></text:span><text:span text:style-name="T33_198">de</text:span><text:span text:style-name="T33_199"><text:s/></text:span><text:span text:style-name="T33_200">la</text:span><text:span text:style-name="T33_201"><text:s/></text:span><text:span text:style-name="T33_202">classe</text:span><text:span text:style-name="T33_203"><text:s/></text:span><text:span text:style-name="T33_204">a</text:span><text:span text:style-name="T33_205"><text:s/></text:span><text:span text:style-name="T33_206">la</text:span><text:span text:style-name="T33_207"><text:s/></text:span><text:span text:style-name="T33_208">nova</text:span><text:span text:style-name="T33_209"><text:s/></text:span><text:span text:style-name="T33_210">vista</text:span><text:span text:style-name="T33_211"><text:s/></text:span><text:span text:style-name="T33_212">creada</text:span><text:span text:style-name="T33_213"><text:s/></text:span><text:span text:style-name="T33_214">i</text:span><text:span text:style-name="T33_215"><text:s/></text:span><text:span text:style-name="T33_216">especificar</text:span><text:span text:style-name="T33_217"><text:s/></text:span><text:span text:style-name="T33_218">aquest</text:span><text:span text:style-name="T33_219"><text:s/></text:span><text:span text:style-name="T33_220">atribut</text:span><text:span text:style-name="T33_221"><text:s/></text:span><text:span text:style-name="T33_222">dintre</text:span><text:span text:style-name="T33_223"><text:s/></text:span><text:span text:style-name="T33_224">del</text:span><text:span text:style-name="T33_225"><text:s/></text:span><text:span text:style-name="T33_226">diagrama</text:span><text:span text:style-name="T33_227"><text:s/></text:span><text:span text:style-name="T33_228">de</text:span><text:span text:style-name="T33_229"><text:s/></text:span><text:span text:style-name="T33_230">classes</text:span><text:span text:style-name="T33_231">?<text:s/></text:span><text:span text:style-name="T33_232">I</text:span><text:span text:style-name="T33_233"><text:s/></text:span><text:span text:style-name="T33_234">després</text:span><text:span text:style-name="T33_235"><text:s/></text:span><text:span text:style-name="T33_236">de</text:span><text:span text:style-name="T33_237"><text:s/></text:span><text:span text:style-name="T33_238">tancar</text:span><text:span text:style-name="T33_239">(),<text:s/></text:span><text:span text:style-name="T33_240">hem</text:span><text:span text:style-name="T33_241"><text:s/></text:span><text:span text:style-name="T33_242">d</text:span><text:span text:style-name="T33_243">’</text:span><text:span text:style-name="T33_244">especificar</text:span><text:span text:style-name="T33_245"><text:s/></text:span><text:span text:style-name="T33_246">la</text:span><text:span text:style-name="T33_247"><text:s/></text:span><text:span text:style-name="T33_248">destrucció</text:span><text:span text:style-name="T33_249"><text:s/></text:span><text:span text:style-name="T33_250">de</text:span><text:span text:style-name="T33_251"><text:s/></text:span><text:span text:style-name="T33_252">l</text:span><text:span text:style-name="T33_253">’</text:span><text:span text:style-name="T33_254">objecte</text:span><text:span text:style-name="T33_255"><text:s/></text:span><text:span text:style-name="T33_256">i</text:span><text:span text:style-name="T33_257"><text:s/></text:span><text:span text:style-name="T33_258">ficar</text:span><text:span text:style-name="T33_259"><text:s/></text:span><text:span text:style-name="T33_260">l</text:span><text:span text:style-name="T33_261">’</text:span><text:span text:style-name="T33_262">atribut</text:span><text:span text:style-name="T33_263"><text:s/></text:span><text:span text:style-name="T33_264">a</text:span><text:span text:style-name="T33_265"><text:s/></text:span><text:span text:style-name="T33_266">null</text:span><text:span text:style-name="T33_267">?<text:s/></text:span><text:span text:style-name="T33_268">L</text:span><text:span text:style-name="T33_269">’</text:span><text:span text:style-name="T33_270">altre</text:span><text:span text:style-name="T33_271"><text:s/></text:span><text:span text:style-name="T33_272">cosa</text:span><text:span text:style-name="T33_273"><text:s/></text:span><text:span text:style-name="T33_274">que</text:span><text:span text:style-name="T33_275"><text:s/></text:span><text:span text:style-name="T33_276">sem</text:span><text:span text:style-name="T33_277"><text:s/></text:span><text:span text:style-name="T33_278">acut</text:span><text:span text:style-name="T33_279">,<text:s/></text:span><text:span text:style-name="T33_280">es</text:span><text:span text:style-name="T33_281"><text:s/></text:span><text:span text:style-name="T33_282">que</text:span><text:span text:style-name="T33_283"><text:s/></text:span><text:span text:style-name="T33_284">al</text:span><text:span text:style-name="T33_285"><text:s/></text:span><text:span text:style-name="T33_286">crear</text:span><text:span text:style-name="T33_287"><text:s/></text:span><text:span text:style-name="T33_288">el</text:span><text:span text:style-name="T33_289"><text:s/></text:span><text:span text:style-name="T33_290">controlador</text:span><text:span text:style-name="T33_291">,<text:s/></text:span><text:span text:style-name="T33_292">el</text:span><text:span text:style-name="T33_293"><text:s/></text:span><text:span text:style-name="T33_294">propi</text:span><text:span text:style-name="T33_295"><text:s/></text:span><text:span text:style-name="T33_296">constructor</text:span><text:span text:style-name="T33_297"><text:s/></text:span><text:span text:style-name="T33_298">inicialitzi</text:span><text:span text:style-name="T33_299"><text:s/></text:span><text:span text:style-name="T33_300">totes</text:span><text:span text:style-name="T33_301"><text:s/></text:span><text:span text:style-name="T33_302">les</text:span><text:span text:style-name="T33_303"><text:s/></text:span><text:span text:style-name="T33_304">vistes</text:span><text:span text:style-name="T33_305"><text:s/></text:span><text:span text:style-name="T33_306">que</text:span><text:span text:style-name="T33_307"><text:s/></text:span><text:span text:style-name="T33_308">te</text:span><text:span text:style-name="T33_309"><text:s/></text:span><text:span text:style-name="T33_310">dintre</text:span><text:span text:style-name="T33_311"><text:s/></text:span><text:span text:style-name="T33_312">i</text:span><text:span text:style-name="T33_313"><text:s/></text:span><text:span text:style-name="T33_314">que</text:span><text:span text:style-name="T33_315"><text:s/></text:span><text:span text:style-name="T33_316">el</text:span><text:span text:style-name="T33_317"><text:s/></text:span><text:span text:style-name="T33_318">show</text:span><text:span text:style-name="T33_319">()<text:s/></text:span><text:span text:style-name="T33_320">i</text:span><text:span text:style-name="T33_321"><text:s/></text:span><text:span text:style-name="T33_322">el</text:span><text:span text:style-name="T33_323"><text:s/></text:span><text:span text:style-name="T33_324">tancar</text:span><text:span text:style-name="T33_325">()<text:s/></text:span><text:span text:style-name="T33_326">simplement</text:span><text:span text:style-name="T33_327"><text:s/></text:span><text:span text:style-name="T33_328">mostren</text:span><text:span text:style-name="T33_329"><text:s/></text:span><text:span text:style-name="T33_330">o</text:span><text:span text:style-name="T33_331"><text:s/></text:span><text:span text:style-name="T33_332">amaguen</text:span><text:span text:style-name="T33_333"><text:s/></text:span><text:span text:style-name="T33_334">la</text:span><text:span text:style-name="T33_335"><text:s/></text:span><text:span text:style-name="T33_336">finestra</text:span><text:span text:style-name="T33_337"><text:s/></text:span><text:span text:style-name="T33_338">de</text:span><text:span text:style-name="T33_339"><text:s/></text:span><text:span text:style-name="T33_340">la</text:span><text:span text:style-name="T33_341"><text:s/></text:span><text:span text:style-name="T33_342">vista</text:span><text:span text:style-name="T33_343"><text:s/></text:span><text:span text:style-name="T33_344">en</text:span><text:span text:style-name="T33_345"><text:s/></text:span><text:span text:style-name="T33_346">si</text:span><text:span text:style-name="T33_347">.<text:s/></text:span><text:span text:style-name="T33_348">Crec</text:span><text:span text:style-name="T33_349"><text:s/></text:span><text:span text:style-name="T33_350">que</text:span><text:span text:style-name="T33_351"><text:s/></text:span><text:span text:style-name="T33_352">algunes</text:span><text:span text:style-name="T33_353"><text:s/></text:span><text:span text:style-name="T33_354">tecnologies</text:span><text:span text:style-name="T33_355"><text:s/></text:span><text:span text:style-name="T33_356">de</text:span><text:span text:style-name="T33_357"><text:s/></text:span><text:span text:style-name="T33_358">JAVA</text:span><text:span text:style-name="T33_359"><text:s/></text:span><text:span text:style-name="T33_360">ho</text:span><text:span text:style-name="T33_361"><text:s/></text:span><text:span text:style-name="T33_362">fan</text:span><text:span text:style-name="T33_363"><text:s/></text:span><text:span text:style-name="T33_364">d</text:span><text:span text:style-name="T33_365">’</text:span><text:span text:style-name="T33_366">aquesta</text:span><text:span text:style-name="T33_367"><text:s/></text:span><text:span text:style-name="T33_368">manera</text:span><text:span text:style-name="T33_369">.<text:s/></text:span><text:span text:style-name="T33_370">Com</text:span><text:span text:style-name="T33_371"><text:s/></text:span><text:span text:style-name="T33_372">veuràs</text:span><text:span text:style-name="T33_373">,<text:s/></text:span><text:span text:style-name="T33_374">anem</text:span><text:span text:style-name="T33_375"><text:s/></text:span><text:span text:style-name="T33_376">una</text:span><text:span text:style-name="T33_377"><text:s/></text:span><text:span text:style-name="T33_378">mica</text:span><text:span text:style-name="T33_379"><text:s/></text:span><text:span text:style-name="T33_380">perduts</text:span><text:span text:style-name="T33_381"><text:s/></text:span><text:span text:style-name="T33_382">amb</text:span><text:span text:style-name="T33_383"><text:s/></text:span><text:span text:style-name="T33_384">aquest</text:span><text:span text:style-name="T33_385"><text:s/></text:span><text:span text:style-name="T33_386">tema</text:span><text:span text:style-name="T33_387">.<text:s/></text:span><text:span text:style-name="T33_388">T</text:span><text:span text:style-name="T33_389">’</text:span><text:span text:style-name="T33_390">agrairia</text:span><text:span text:style-name="T33_391"><text:s/></text:span><text:span text:style-name="T33_392">que</text:span><text:span text:style-name="T33_393"><text:s/></text:span><text:span text:style-name="T33_394">ens</text:span><text:span text:style-name="T33_395"><text:s/></text:span><text:span text:style-name="T33_396">poguessis</text:span><text:span text:style-name="T33_397"><text:s/></text:span><text:span text:style-name="T33_398">fer</text:span><text:span text:style-name="T33_399"><text:s/>5<text:s/></text:span><text:span text:style-name="T33_400">cèntims</text:span><text:span text:style-name="T33_401"><text:s/></text:span><text:span text:style-name="T33_402">de</text:span><text:span text:style-name="T33_403"><text:s/></text:span><text:span text:style-name="T33_404">com</text:span><text:span text:style-name="T33_405"><text:s/></text:span><text:span text:style-name="T33_406">funciona</text:span><text:span text:style-name="T33_407">.</text:span></text:p>
      <text:p text:style-name="P34"/>
      <text:p text:style-name="P35"><text:span text:style-name="T35_1">3.<text:s/></text:span><text:span text:style-name="T35_2">Com</text:span><text:span text:style-name="T35_3"><text:s/></text:span><text:span text:style-name="T35_4">podràs</text:span><text:span text:style-name="T35_5"><text:s/></text:span><text:span text:style-name="T35_6">comprovar</text:span><text:span text:style-name="T35_7">,<text:s/></text:span><text:span text:style-name="T35_8">cada</text:span><text:span text:style-name="T35_9"><text:s/></text:span><text:span text:style-name="T35_10">vegada</text:span><text:span text:style-name="T35_11"><text:s/></text:span><text:span text:style-name="T35_12">que</text:span><text:span text:style-name="T35_13"><text:s/></text:span><text:span text:style-name="T35_14">creem</text:span><text:span text:style-name="T35_15"><text:s/></text:span><text:span text:style-name="T35_16">una</text:span><text:span text:style-name="T35_17"><text:s/></text:span><text:span text:style-name="T35_18">vista</text:span><text:span text:style-name="T35_19">,<text:s/></text:span><text:span text:style-name="T35_20">el</text:span><text:span text:style-name="T35_21"><text:s/></text:span><text:span text:style-name="T35_22">constructor</text:span><text:span text:style-name="T35_23"><text:s/></text:span><text:span text:style-name="T35_24">de</text:span><text:span text:style-name="T35_25"><text:s/></text:span><text:span text:style-name="T35_26">la</text:span><text:span text:style-name="T35_27"><text:s/></text:span><text:span text:style-name="T35_28">vista</text:span><text:span text:style-name="T35_29"><text:s/></text:span><text:span text:style-name="T35_30">crida</text:span><text:span text:style-name="T35_31"><text:s/></text:span><text:span text:style-name="T35_32">a</text:span><text:span text:style-name="T35_33"><text:s/></text:span><text:span text:style-name="T35_34">un</text:span><text:span text:style-name="T35_35"><text:s/></text:span><text:span text:style-name="T35_36">mètode</text:span><text:span text:style-name="T35_37"><text:s/></text:span><text:span text:style-name="T35_38">init</text:span><text:span text:style-name="T35_39">()<text:s/></text:span><text:span text:style-name="T35_40">aquest</text:span><text:span text:style-name="T35_41"><text:s/></text:span><text:span text:style-name="T35_42">mètode</text:span><text:span text:style-name="T35_43"><text:s/></text:span><text:span text:style-name="T35_44">init</text:span><text:span text:style-name="T35_45">()<text:s/></text:span><text:span text:style-name="T35_46">el</text:span><text:span text:style-name="T35_47"><text:s/></text:span><text:span text:style-name="T35_48">que</text:span><text:span text:style-name="T35_49"><text:s/></text:span><text:span text:style-name="T35_50">fa</text:span><text:span text:style-name="T35_51"><text:s/></text:span><text:span text:style-name="T35_52">es</text:span><text:span text:style-name="T35_53"><text:s/></text:span><text:span text:style-name="T35_54">crear</text:span><text:span text:style-name="T35_55"><text:s/></text:span><text:span text:style-name="T35_56">tots</text:span><text:span text:style-name="T35_57"><text:s/></text:span><text:span text:style-name="T35_58">els</text:span><text:span text:style-name="T35_59"><text:s/></text:span><text:span text:style-name="T35_60">objectes</text:span><text:span text:style-name="T35_61"><text:s/></text:span><text:span text:style-name="T35_62">o</text:span><text:span text:style-name="T35_63"><text:s/></text:span><text:span text:style-name="T35_64">controls</text:span><text:span text:style-name="T35_65"><text:s/></text:span><text:span text:style-name="T35_66">de</text:span><text:span text:style-name="T35_67"><text:s/></text:span><text:span text:style-name="T35_68">la</text:span><text:span text:style-name="T35_69"><text:s/></text:span><text:span text:style-name="T35_70">vista</text:span><text:span text:style-name="T35_71"><text:s/>(</text:span><text:span text:style-name="T35_72">buttons</text:span><text:span text:style-name="T35_73">,<text:s/></text:span><text:span text:style-name="T35_74">labels</text:span><text:span text:style-name="T35_75">,...)<text:s/></text:span><text:span text:style-name="T35_76">i</text:span><text:span text:style-name="T35_77"><text:s/></text:span><text:span text:style-name="T35_78">inicialitzar</text:span><text:span text:style-name="T35_79">-</text:span><text:span text:style-name="T35_80">los</text:span><text:span text:style-name="T35_81"><text:s/></text:span><text:span text:style-name="T35_82">a</text:span><text:span text:style-name="T35_83"><text:s/></text:span><text:span text:style-name="T35_84">algun</text:span><text:span text:style-name="T35_85"><text:s/></text:span><text:span text:style-name="T35_86">valor</text:span><text:span text:style-name="T35_87"><text:s/></text:span><text:span text:style-name="T35_88">si</text:span><text:span text:style-name="T35_89"><text:s/></text:span><text:span text:style-name="T35_90">cal</text:span><text:span text:style-name="T35_91">.<text:s/></text:span><text:span text:style-name="T35_92">Aquest</text:span><text:span text:style-name="T35_93"><text:s/></text:span><text:span text:style-name="T35_94">patró</text:span><text:span text:style-name="T35_95"><text:s/></text:span><text:span text:style-name="T35_96">es</text:span><text:span text:style-name="T35_97"><text:s/></text:span><text:span text:style-name="T35_98">correcte</text:span><text:span text:style-name="T35_99">?<text:s/></text:span><text:span text:style-name="T35_100">S</text:span><text:span text:style-name="T35_101">’</text:span><text:span text:style-name="T35_102">han</text:span><text:span text:style-name="T35_103"><text:s/></text:span><text:span text:style-name="T35_104">d</text:span><text:span text:style-name="T35_105">’</text:span><text:span text:style-name="T35_106">especificar</text:span><text:span text:style-name="T35_107"><text:s/></text:span><text:span text:style-name="T35_108">en</text:span><text:span text:style-name="T35_109"><text:s/></text:span><text:span text:style-name="T35_110">el</text:span><text:span text:style-name="T35_111"><text:s/></text:span><text:span text:style-name="T35_112">diagrames</text:span><text:span text:style-name="T35_113"><text:s/></text:span><text:span text:style-name="T35_114">aquestes</text:span><text:span text:style-name="T35_115"><text:s/></text:span><text:span text:style-name="T35_116">inicialitzacions</text:span><text:span text:style-name="T35_117"><text:s/></text:span><text:span text:style-name="T35_118">i</text:span><text:span text:style-name="T35_119"><text:s/></text:span><text:span text:style-name="T35_120">els</text:span><text:span text:style-name="T35_121"><text:s/></text:span><text:span text:style-name="T35_122">objectes</text:span><text:span text:style-name="T35_123"><text:s/></text:span><text:span text:style-name="T35_124">que</text:span><text:span text:style-name="T35_125"><text:s/></text:span><text:span text:style-name="T35_126">mouen</text:span><text:span text:style-name="T35_127">?<text:s/></text:span><text:span text:style-name="T35_128">O</text:span><text:span text:style-name="T35_129"><text:s/></text:span><text:span text:style-name="T35_130">es</text:span><text:span text:style-name="T35_131"><text:s/></text:span><text:span text:style-name="T35_132">pot</text:span><text:span text:style-name="T35_133"><text:s/></text:span><text:span text:style-name="T35_134">donar</text:span><text:span text:style-name="T35_135"><text:s/></text:span><text:span text:style-name="T35_136">per</text:span><text:span text:style-name="T35_137"><text:s/></text:span><text:span text:style-name="T35_138">fet</text:span><text:span text:style-name="T35_139"><text:s/></text:span><text:span text:style-name="T35_140">el</text:span><text:span text:style-name="T35_141"><text:s/></text:span><text:span text:style-name="T35_142">que</text:span><text:span text:style-name="T35_143"><text:s/></text:span><text:span text:style-name="T35_144">fan</text:span><text:span text:style-name="T35_145">?</text:span></text:p>
      <text:p text:style-name="P36"/>
      <text:p text:style-name="P37"><text:span text:style-name="T37_1">4.<text:s/></text:span><text:span text:style-name="T37_2">Segons</text:span><text:span text:style-name="T37_3"><text:s/></text:span><text:span text:style-name="T37_4">com</text:span><text:span text:style-name="T37_5"><text:s/></text:span><text:span text:style-name="T37_6">ho</text:span><text:span text:style-name="T37_7"><text:s/></text:span><text:span text:style-name="T37_8">hem</text:span><text:span text:style-name="T37_9"><text:s/></text:span><text:span text:style-name="T37_10">plantejat</text:span><text:span text:style-name="T37_11"><text:s/></text:span><text:span text:style-name="T37_12">nosaltres</text:span><text:span text:style-name="T37_13">,<text:s/></text:span><text:span text:style-name="T37_14">sempre</text:span><text:span text:style-name="T37_15"><text:s/></text:span><text:span text:style-name="T37_16">que</text:span><text:span text:style-name="T37_17"><text:s/></text:span><text:span text:style-name="T37_18">creem</text:span><text:span text:style-name="T37_19"><text:s/></text:span><text:span text:style-name="T37_20">una</text:span><text:span text:style-name="T37_21"><text:s/></text:span><text:span text:style-name="T37_22">vista</text:span><text:span text:style-name="T37_23"><text:s/></text:span><text:span text:style-name="T37_24">ens</text:span><text:span text:style-name="T37_25"><text:s/></text:span><text:span text:style-name="T37_26">interessa</text:span><text:span text:style-name="T37_27"><text:s/></text:span><text:span text:style-name="T37_28">mostrar</text:span><text:span text:style-name="T37_29">-</text:span><text:span text:style-name="T37_30">la</text:span><text:span text:style-name="T37_31">,<text:s/></text:span><text:span text:style-name="T37_32">de</text:span><text:span text:style-name="T37_33"><text:s/></text:span><text:span text:style-name="T37_34">fet</text:span><text:span text:style-name="T37_35">,<text:s/></text:span><text:span text:style-name="T37_36">per</text:span><text:span text:style-name="T37_37"><text:s/></text:span><text:span text:style-name="T37_38">la</text:span><text:span text:style-name="T37_39"><text:s/></text:span><text:span text:style-name="T37_40">manera</text:span><text:span text:style-name="T37_41"><text:s/></text:span><text:span text:style-name="T37_42">en</text:span><text:span text:style-name="T37_43"><text:s/></text:span><text:span text:style-name="T37_44">que</text:span><text:span text:style-name="T37_45"><text:s/></text:span><text:span text:style-name="T37_46">ho</text:span><text:span text:style-name="T37_47"><text:s/></text:span><text:span text:style-name="T37_48">hem</text:span><text:span text:style-name="T37_49"><text:s/></text:span><text:span text:style-name="T37_50">fet</text:span><text:span text:style-name="T37_51">,<text:s/></text:span><text:span text:style-name="T37_52">només</text:span><text:span text:style-name="T37_53"><text:s/></text:span><text:span text:style-name="T37_54">hi</text:span><text:span text:style-name="T37_55"><text:s/></text:span><text:span text:style-name="T37_56">ha</text:span><text:span text:style-name="T37_57"><text:s/></text:span><text:span text:style-name="T37_58">una</text:span><text:span text:style-name="T37_59"><text:s/></text:span><text:span text:style-name="T37_60">vista</text:span><text:span text:style-name="T37_61"><text:s/></text:span><text:span text:style-name="T37_62">en</text:span><text:span text:style-name="T37_63"><text:s/></text:span><text:span text:style-name="T37_64">execució</text:span><text:span text:style-name="T37_65"><text:s/></text:span><text:span text:style-name="T37_66">a</text:span><text:span text:style-name="T37_67"><text:s/></text:span><text:span text:style-name="T37_68">la</text:span><text:span text:style-name="T37_69"><text:s/></text:span><text:span text:style-name="T37_70">vegada</text:span><text:span text:style-name="T37_71"><text:s/></text:span><text:span text:style-name="T37_72">i</text:span><text:span text:style-name="T37_73"><text:s/></text:span><text:span text:style-name="T37_74">quan</text:span><text:span text:style-name="T37_75"><text:s/></text:span><text:span text:style-name="T37_76">es</text:span><text:span text:style-name="T37_77"><text:s/></text:span><text:span text:style-name="T37_78">dona</text:span><text:span text:style-name="T37_79"><text:s/></text:span><text:span text:style-name="T37_80">pas</text:span><text:span text:style-name="T37_81"><text:s/></text:span><text:span text:style-name="T37_82">a</text:span><text:span text:style-name="T37_83"><text:s/></text:span><text:span text:style-name="T37_84">una</text:span><text:span text:style-name="T37_85"><text:s/></text:span><text:span text:style-name="T37_86">altre</text:span><text:span text:style-name="T37_87">,<text:s/></text:span><text:span text:style-name="T37_88">l</text:span><text:span text:style-name="T37_89">’</text:span><text:span text:style-name="T37_90">actual</text:span><text:span text:style-name="T37_91"><text:s/></text:span><text:span text:style-name="T37_92">es</text:span><text:span text:style-name="T37_93"><text:s/></text:span><text:span text:style-name="T37_94">tanca</text:span><text:span text:style-name="T37_95">.<text:s/></text:span><text:span text:style-name="T37_96">Per</text:span><text:span text:style-name="T37_97"><text:s/></text:span><text:span text:style-name="T37_98">tant</text:span><text:span text:style-name="T37_99">,<text:s/></text:span><text:span text:style-name="T37_100">en</text:span><text:span text:style-name="T37_101"><text:s/></text:span><text:span text:style-name="T37_102">el</text:span><text:span text:style-name="T37_103"><text:s/></text:span><text:span text:style-name="T37_104">mateix</text:span><text:span text:style-name="T37_105"><text:s/></text:span><text:span text:style-name="T37_106">constructor</text:span><text:span text:style-name="T37_107"><text:s/></text:span><text:span text:style-name="T37_108">de</text:span><text:span text:style-name="T37_109"><text:s/></text:span><text:span text:style-name="T37_110">la</text:span><text:span text:style-name="T37_111"><text:s/></text:span><text:span text:style-name="T37_112">vista</text:span><text:span text:style-name="T37_113">,<text:s/></text:span><text:span text:style-name="T37_114">quan</text:span><text:span text:style-name="T37_115"><text:s/></text:span><text:span text:style-name="T37_116">s</text:span><text:span text:style-name="T37_117">’</text:span><text:span text:style-name="T37_118">acaba</text:span><text:span text:style-name="T37_119"><text:s/></text:span><text:span text:style-name="T37_120">la</text:span><text:span text:style-name="T37_121"><text:s/></text:span><text:span text:style-name="T37_122">inicialització</text:span><text:span text:style-name="T37_123"><text:s/></text:span><text:span text:style-name="T37_124">dels</text:span><text:span text:style-name="T37_125"><text:s/></text:span><text:span text:style-name="T37_126">controls</text:span><text:span text:style-name="T37_127">,<text:s/></text:span><text:span text:style-name="T37_128">fa</text:span><text:span text:style-name="T37_129"><text:s/></text:span><text:span text:style-name="T37_130">el</text:span><text:span text:style-name="T37_131"><text:s/></text:span><text:span text:style-name="T37_132">show</text:span><text:span text:style-name="T37_133">(),<text:s/></text:span><text:span text:style-name="T37_134">això</text:span><text:span text:style-name="T37_135"><text:s/></text:span><text:span text:style-name="T37_136">es</text:span><text:span text:style-name="T37_137"><text:s/></text:span><text:span text:style-name="T37_138">correcte</text:span><text:span text:style-name="T37_139"><text:s/></text:span><text:span text:style-name="T37_140">o</text:span><text:span text:style-name="T37_141"><text:s/></text:span><text:span text:style-name="T37_142">seria</text:span><text:span text:style-name="T37_143"><text:s/></text:span><text:span text:style-name="T37_144">preferible</text:span><text:span text:style-name="T37_145"><text:s/></text:span><text:span text:style-name="T37_146">que</text:span><text:span text:style-name="T37_147"><text:s/></text:span><text:span text:style-name="T37_148">el</text:span><text:span text:style-name="T37_149"><text:s/></text:span><text:span text:style-name="T37_150">show</text:span><text:span text:style-name="T37_151">()<text:s/></text:span><text:span text:style-name="T37_152">sempre</text:span><text:span text:style-name="T37_153"><text:s/></text:span><text:span text:style-name="T37_154">el</text:span><text:span text:style-name="T37_155"><text:s/></text:span><text:span text:style-name="T37_156">fes</text:span><text:span text:style-name="T37_157"><text:s/></text:span><text:span text:style-name="T37_158">el</text:span><text:span text:style-name="T37_159"><text:s/></text:span><text:span text:style-name="T37_160">controlador</text:span><text:span text:style-name="T37_161">?</text:span></text:p>
      <text:p text:style-name="P38"/>
      <text:p text:style-name="P39"><text:span text:style-name="T39_1">5.<text:s/></text:span><text:span text:style-name="T39_2">Al</text:span><text:span text:style-name="T39_3"><text:s/></text:span><text:span text:style-name="T39_4">igual</text:span><text:span text:style-name="T39_5"><text:s/></text:span><text:span text:style-name="T39_6">que</text:span><text:span text:style-name="T39_7"><text:s/></text:span><text:span text:style-name="T39_8">passa</text:span><text:span text:style-name="T39_9"><text:s/></text:span><text:span text:style-name="T39_10">amb</text:span><text:span text:style-name="T39_11"><text:s/></text:span><text:span text:style-name="T39_12">el</text:span><text:span text:style-name="T39_13"><text:s/></text:span><text:span text:style-name="T39_14">init</text:span><text:span text:style-name="T39_15">(),<text:s/></text:span><text:span text:style-name="T39_16">tota</text:span><text:span text:style-name="T39_17"><text:s/></text:span><text:span text:style-name="T39_18">crida</text:span><text:span text:style-name="T39_19"><text:s/></text:span><text:span text:style-name="T39_20">a</text:span><text:span text:style-name="T39_21"><text:s/></text:span><text:span text:style-name="T39_22">una</text:span><text:span text:style-name="T39_23"><text:s/></text:span><text:span text:style-name="T39_24">funció</text:span><text:span text:style-name="T39_25"><text:s/></text:span><text:span text:style-name="T39_26">de</text:span><text:span text:style-name="T39_27"><text:s/></text:span><text:span text:style-name="T39_28">la</text:span><text:span text:style-name="T39_29"><text:s/></text:span><text:span text:style-name="T39_30">vista</text:span><text:span text:style-name="T39_31"><text:s/></text:span><text:span text:style-name="T39_32">es</text:span><text:span text:style-name="T39_33"><text:s/></text:span><text:span text:style-name="T39_34">dona</text:span><text:span text:style-name="T39_35"><text:s/></text:span><text:span text:style-name="T39_36">per</text:span><text:span text:style-name="T39_37"><text:s/></text:span><text:span text:style-name="T39_38">suposat</text:span><text:span text:style-name="T39_39"><text:s/></text:span><text:span text:style-name="T39_40">el</text:span><text:span text:style-name="T39_41"><text:s/></text:span><text:span text:style-name="T39_42">que</text:span><text:span text:style-name="T39_43"><text:s/></text:span><text:span text:style-name="T39_44">fa</text:span><text:span text:style-name="T39_45"><text:s/></text:span><text:span text:style-name="T39_46">i</text:span><text:span text:style-name="T39_47"><text:s/></text:span><text:span text:style-name="T39_48">no</text:span><text:span text:style-name="T39_49"><text:s/></text:span><text:span text:style-name="T39_50">s</text:span><text:span text:style-name="T39_51">’</text:span><text:span text:style-name="T39_52">especifica</text:span><text:span text:style-name="T39_53"><text:s/></text:span><text:span text:style-name="T39_54">dintre</text:span><text:span text:style-name="T39_55"><text:s/></text:span><text:span text:style-name="T39_56">de</text:span><text:span text:style-name="T39_57"><text:s/></text:span><text:span text:style-name="T39_58">la</text:span><text:span text:style-name="T39_59"><text:s/></text:span><text:span text:style-name="T39_60">vista</text:span><text:span text:style-name="T39_61"><text:s/></text:span><text:span text:style-name="T39_62">quins</text:span><text:span text:style-name="T39_63"><text:s/></text:span><text:span text:style-name="T39_64">controls</text:span><text:span text:style-name="T39_65"><text:s/></text:span><text:span text:style-name="T39_66">modifica</text:span><text:span text:style-name="T39_67"><text:s/></text:span><text:span text:style-name="T39_68">o</text:span><text:span text:style-name="T39_69"><text:s/></text:span><text:span text:style-name="T39_70">si</text:span><text:span text:style-name="T39_71"><text:s/></text:span><text:span text:style-name="T39_72">obre</text:span><text:span text:style-name="T39_73"><text:s/></text:span><text:span text:style-name="T39_74">algun</text:span><text:span text:style-name="T39_75"><text:s/></text:span><text:span text:style-name="T39_76">tipus</text:span><text:span text:style-name="T39_77"><text:s/></text:span><text:span text:style-name="T39_78">de</text:span><text:span text:style-name="T39_79"><text:s/></text:span><text:span text:style-name="T39_80">dialog</text:span><text:span text:style-name="T39_81">(</text:span><text:span text:style-name="T39_82">alerta</text:span><text:span text:style-name="T39_83">).<text:s/></text:span><text:span text:style-name="T39_84">Ho</text:span><text:span text:style-name="T39_85"><text:s/></text:span><text:span text:style-name="T39_86">donem</text:span><text:span text:style-name="T39_87"><text:s/></text:span><text:span text:style-name="T39_88">per</text:span><text:span text:style-name="T39_89"><text:s/></text:span><text:span text:style-name="T39_90">fet</text:span><text:span text:style-name="T39_91"><text:s/></text:span><text:span text:style-name="T39_92">com</text:span><text:span text:style-name="T39_93"><text:s/></text:span><text:span text:style-name="T39_94">en</text:span><text:span text:style-name="T39_95"><text:s/></text:span><text:span text:style-name="T39_96">els</text:span><text:span text:style-name="T39_97"><text:s/></text:span><text:span text:style-name="T39_98">exercicis</text:span><text:span text:style-name="T39_99"><text:s/></text:span><text:span text:style-name="T39_100">d</text:span><text:span text:style-name="T39_101">’</text:span><text:span text:style-name="T39_102">exemple</text:span><text:span text:style-name="T39_103">.<text:s/></text:span><text:span text:style-name="T39_104">Estem</text:span><text:span text:style-name="T39_105"><text:s/></text:span><text:span text:style-name="T39_106">fent</text:span><text:span text:style-name="T39_107"><text:s/></text:span><text:span text:style-name="T39_108">bé</text:span><text:span text:style-name="T39_109">¿?</text:span></text:p>
      <text:p text:style-name="P40"/>
      <text:p text:style-name="P41"><text:span text:style-name="T41_1">6.<text:s/></text:span><text:span text:style-name="T41_2">El</text:span><text:span text:style-name="T41_3"><text:s/></text:span><text:span text:style-name="T41_4">mateix</text:span><text:span text:style-name="T41_5"><text:s/></text:span><text:span text:style-name="T41_6">passa</text:span><text:span text:style-name="T41_7"><text:s/></text:span><text:span text:style-name="T41_8">amb</text:span><text:span text:style-name="T41_9"><text:s/></text:span><text:span text:style-name="T41_10">els</text:span><text:span text:style-name="T41_11"><text:s/></text:span><text:span text:style-name="T41_12">listeners</text:span><text:span text:style-name="T41_13"><text:s/></text:span><text:span text:style-name="T41_14">del</text:span><text:span text:style-name="T41_15"><text:s/></text:span><text:span text:style-name="T41_16">controlador</text:span><text:span text:style-name="T41_17">.<text:s/></text:span><text:span text:style-name="T41_18">Nosaltres</text:span><text:span text:style-name="T41_19"><text:s/></text:span><text:span text:style-name="T41_20">els</text:span><text:span text:style-name="T41_21"><text:s/></text:span><text:span text:style-name="T41_22">definim</text:span><text:span text:style-name="T41_23"><text:s/></text:span><text:span text:style-name="T41_24">un</text:span><text:span text:style-name="T41_25"><text:s/></text:span><text:span text:style-name="T41_26">des</text:span><text:span text:style-name="T41_27"><text:s/></text:span><text:span text:style-name="T41_28">del</text:span><text:span text:style-name="T41_29"><text:s/></text:span><text:span text:style-name="T41_30">moment</text:span><text:span text:style-name="T41_31"><text:s/></text:span><text:span text:style-name="T41_32">de</text:span><text:span text:style-name="T41_33"><text:s/></text:span><text:span text:style-name="T41_34">la</text:span><text:span text:style-name="T41_35"><text:s/></text:span><text:span text:style-name="T41_36">seva</text:span><text:span text:style-name="T41_37"><text:s/></text:span><text:span text:style-name="T41_38">crida</text:span><text:span text:style-name="T41_39">,<text:s/></text:span><text:span text:style-name="T41_40">però</text:span><text:span text:style-name="T41_41"><text:s/></text:span><text:span text:style-name="T41_42">mes</text:span><text:span text:style-name="T41_43"><text:s/></text:span><text:span text:style-name="T41_44">enllà</text:span><text:span text:style-name="T41_45"><text:s/></text:span><text:span text:style-name="T41_46">d</text:span><text:span text:style-name="T41_47">’</text:span><text:span text:style-name="T41_48">això</text:span><text:span text:style-name="T41_49"><text:s/></text:span><text:span text:style-name="T41_50">es</text:span><text:span text:style-name="T41_51"><text:s/></text:span><text:span text:style-name="T41_52">com</text:span><text:span text:style-name="T41_53"><text:s/></text:span><text:span text:style-name="T41_54">si</text:span><text:span text:style-name="T41_55"><text:s/></text:span><text:span text:style-name="T41_56">tot</text:span><text:span text:style-name="T41_57"><text:s/></text:span><text:span text:style-name="T41_58">es</text:span><text:span text:style-name="T41_59"><text:s/></text:span><text:span text:style-name="T41_60">fer</text:span><text:span text:style-name="T41_61"><text:s/></text:span><text:span text:style-name="T41_62">com</text:span><text:span text:style-name="T41_63"><text:s/>“</text:span><text:span text:style-name="T41_64">per</text:span><text:span text:style-name="T41_65"><text:s/></text:span><text:span text:style-name="T41_66">art</text:span><text:span text:style-name="T41_67"><text:s/></text:span><text:span text:style-name="T41_68">de</text:span><text:span text:style-name="T41_69"><text:s/></text:span><text:span text:style-name="T41_70">màgia</text:span><text:span text:style-name="T41_71">”<text:s/></text:span><text:span text:style-name="T41_72">tal</text:span><text:span text:style-name="T41_73"><text:s/></text:span><text:span text:style-name="T41_74">i</text:span><text:span text:style-name="T41_75"><text:s/></text:span><text:span text:style-name="T41_76">com</text:span><text:span text:style-name="T41_77"><text:s/></text:span><text:span text:style-name="T41_78">es</text:span><text:span text:style-name="T41_79"><text:s/></text:span><text:span text:style-name="T41_80">veu</text:span><text:span text:style-name="T41_81"><text:s/></text:span><text:span text:style-name="T41_82">en</text:span><text:span text:style-name="T41_83"><text:s/></text:span><text:span text:style-name="T41_84">els</text:span><text:span text:style-name="T41_85"><text:s/></text:span><text:span text:style-name="T41_86">exemples</text:span><text:span text:style-name="T41_87">.<text:s/></text:span><text:span text:style-name="T41_88">Es</text:span><text:span text:style-name="T41_89"><text:s/></text:span><text:span text:style-name="T41_90">correcte</text:span><text:span text:style-name="T41_91">?</text:span></text:p>
      <text:p text:style-name="P42"/>
      <text:p text:style-name="P43"><text:span text:style-name="T43_1">Doncs</text:span><text:span text:style-name="T43_2"><text:s/></text:span><text:span text:style-name="T43_3">això</text:span><text:span text:style-name="T43_4"><text:s/></text:span><text:span text:style-name="T43_5">vindria</text:span><text:span text:style-name="T43_6"><text:s/></text:span><text:span text:style-name="T43_7">a</text:span><text:span text:style-name="T43_8"><text:s/></text:span><text:span text:style-name="T43_9">ser</text:span><text:span text:style-name="T43_10"><text:s/></text:span><text:span text:style-name="T43_11">tot</text:span><text:span text:style-name="T43_12">.<text:s/></text:span><text:span text:style-name="T43_13">Perdona</text:span><text:span text:style-name="T43_14"><text:s/></text:span><text:span text:style-name="T43_15">per</text:span><text:span text:style-name="T43_16"><text:s/></text:span><text:span text:style-name="T43_17">enviar</text:span><text:span text:style-name="T43_18">-</text:span><text:span text:style-name="T43_19">te</text:span><text:span text:style-name="T43_20"><text:s/></text:span><text:span text:style-name="T43_21">un</text:span><text:span text:style-name="T43_22"><text:s/></text:span><text:span text:style-name="T43_23">correu</text:span><text:span text:style-name="T43_24"><text:s/></text:span><text:span text:style-name="T43_25">tan</text:span><text:span text:style-name="T43_26"><text:s/></text:span><text:span text:style-name="T43_27">farregós</text:span><text:span text:style-name="T43_28">,<text:s/></text:span><text:span text:style-name="T43_29">però</text:span><text:span text:style-name="T43_30"><text:s/></text:span><text:span text:style-name="T43_31">degut</text:span><text:span text:style-name="T43_32"><text:s/></text:span><text:span text:style-name="T43_33">al</text:span><text:span text:style-name="T43_34"><text:s/></text:span><text:span text:style-name="T43_35">pont</text:span><text:span text:style-name="T43_36"><text:s/></text:span><text:span text:style-name="T43_37">d</text:span><text:span text:style-name="T43_38">’</text:span><text:span text:style-name="T43_39">aquesta</text:span><text:span text:style-name="T43_40"><text:s/></text:span><text:span text:style-name="T43_41">setmana</text:span><text:span text:style-name="T43_42"><text:s/></text:span><text:span text:style-name="T43_43">no</text:span><text:span text:style-name="T43_44"><text:s/></text:span><text:span text:style-name="T43_45">hem</text:span><text:span text:style-name="T43_46"><text:s/></text:span><text:span text:style-name="T43_47">pogut</text:span><text:span text:style-name="T43_48"><text:s/></text:span><text:span text:style-name="T43_49">aprofitar</text:span><text:span text:style-name="T43_50"><text:s/></text:span><text:span text:style-name="T43_51">el</text:span><text:span text:style-name="T43_52"><text:s/></text:span><text:span text:style-name="T43_53">taller</text:span><text:span text:style-name="T43_54"><text:s/></text:span><text:span text:style-name="T43_55">per</text:span><text:span text:style-name="T43_56"><text:s/></text:span><text:span text:style-name="T43_57">resoldre</text:span><text:span text:style-name="T43_58"><text:s/></text:span><text:span text:style-name="T43_59">el</text:span><text:span text:style-name="T43_60"><text:s/></text:span><text:span text:style-name="T43_61">gros</text:span><text:span text:style-name="T43_62"><text:s/></text:span><text:span text:style-name="T43_63">de</text:span><text:span text:style-name="T43_64"><text:s/></text:span><text:span text:style-name="T43_65">dubtes</text:span><text:span text:style-name="T43_66"><text:s/></text:span><text:span text:style-name="T43_67">i</text:span><text:span text:style-name="T43_68"><text:s/></text:span><text:span text:style-name="T43_69">per</text:span><text:span text:style-name="T43_70"><text:s/></text:span><text:span text:style-name="T43_71">acumulacions</text:span><text:span text:style-name="T43_72"><text:s/></text:span><text:span text:style-name="T43_73">de</text:span><text:span text:style-name="T43_74"><text:s/></text:span><text:span text:style-name="T43_75">feina</text:span><text:span text:style-name="T43_76">,<text:s/></text:span><text:span text:style-name="T43_77">dilluns</text:span><text:span text:style-name="T43_78"><text:s/></text:span><text:span text:style-name="T43_79">passat</text:span><text:span text:style-name="T43_80"><text:s/></text:span><text:span text:style-name="T43_81">encara</text:span><text:span text:style-name="T43_82"><text:s/></text:span><text:span text:style-name="T43_83">no</text:span><text:span text:style-name="T43_84"><text:s/></text:span><text:span text:style-name="T43_85">ens</text:span><text:span text:style-name="T43_86"><text:s/></text:span><text:span text:style-name="T43_87">havíem</text:span><text:span text:style-name="T43_88"><text:s/></text:span><text:span text:style-name="T43_89">ficat</text:span><text:span text:style-name="T43_90"><text:s/></text:span><text:span text:style-name="T43_91">en</text:span><text:span text:style-name="T43_92"><text:s/></text:span><text:span text:style-name="T43_93">el</text:span><text:span text:style-name="T43_94"><text:s/></text:span><text:span text:style-name="T43_95">tema</text:span><text:span text:style-name="T43_96">.</text:span></text:p>
      <text:p text:style-name="P44"/>
      <text:p text:style-name="P45"><text:span text:style-name="T45_1">Esperem</text:span><text:span text:style-name="T45_2"><text:s/></text:span><text:span text:style-name="T45_3">la</text:span><text:span text:style-name="T45_4"><text:s/></text:span><text:span text:style-name="T45_5">teva</text:span><text:span text:style-name="T45_6"><text:s/></text:span><text:span text:style-name="T45_7">resposta</text:span><text:span text:style-name="T45_8">,</text:span></text:p>
      <text:p text:style-name="P46"/>
      <text:p text:style-name="P47"><text:span text:style-name="T47_1">Moltes</text:span><text:span text:style-name="T47_2"><text:s/></text:span><text:span text:style-name="T47_3">gràcies</text:span><text:span text:style-name="T47_4">.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